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Helvetica, sans-serif"/>
    <style:font-face style:name="Monospaced" svg:font-family="Monospaced"/>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4.448cm" style:rel-width="85%" table:align="left"/>
    </style:style>
    <style:style style:name="Table1.A" style:family="table-column">
      <style:table-column-properties style:column-width="6.937cm" style:rel-column-width="26742*"/>
    </style:style>
    <style:style style:name="Table1.B" style:family="table-column">
      <style:table-column-properties style:column-width="7.511cm" style:rel-column-width="28958*"/>
    </style:style>
    <style:style style:name="Table1.A1" style:family="table-cell">
      <style:table-cell-properties fo:padding="0.049cm" fo:border-left="1pt solid #111111" fo:border-right="none" fo:border-top="1pt solid #111111" fo:border-bottom="1pt solid #111111"/>
    </style:style>
    <style:style style:name="Table1.B1" style:family="table-cell">
      <style:table-cell-properties fo:padding="0.049cm" fo:border="1pt solid #111111"/>
    </style:style>
    <style:style style:name="Table2" style:family="table">
      <style:table-properties style:width="14.279cm" style:rel-width="84%" table:align="left"/>
    </style:style>
    <style:style style:name="Table2.A" style:family="table-column">
      <style:table-column-properties style:column-width="7.565cm" style:rel-column-width="29167*"/>
    </style:style>
    <style:style style:name="Table2.B" style:family="table-column">
      <style:table-column-properties style:column-width="6.713cm" style:rel-column-width="25880*"/>
    </style:style>
    <style:style style:name="Table2.A1" style:family="table-cell">
      <style:table-cell-properties fo:padding="0.049cm" fo:border-left="1pt solid #111111" fo:border-right="none" fo:border-top="1pt solid #111111" fo:border-bottom="1pt solid #111111"/>
    </style:style>
    <style:style style:name="Table2.B1" style:family="table-cell">
      <style:table-cell-properties fo:padding="0.049cm" fo:border="1pt solid #111111"/>
    </style:style>
    <style:style style:name="Table3" style:family="table">
      <style:table-properties style:width="14.279cm" style:rel-width="84%" table:align="left"/>
    </style:style>
    <style:style style:name="Table3.A" style:family="table-column">
      <style:table-column-properties style:column-width="7.567cm" style:rel-column-width="29175*"/>
    </style:style>
    <style:style style:name="Table3.B" style:family="table-column">
      <style:table-column-properties style:column-width="6.712cm" style:rel-column-width="25872*"/>
    </style:style>
    <style:style style:name="Table3.A1" style:family="table-cell">
      <style:table-cell-properties fo:padding="0.049cm" fo:border-left="1pt solid #111111" fo:border-right="none" fo:border-top="1pt solid #111111" fo:border-bottom="1pt solid #111111"/>
    </style:style>
    <style:style style:name="Table3.B1" style:family="table-cell">
      <style:table-cell-properties fo:padding="0.049cm" fo:border="1pt solid #111111"/>
    </style:style>
    <style:style style:name="Table4" style:family="table">
      <style:table-properties style:width="15.298cm" style:rel-width="90%" table:align="left"/>
    </style:style>
    <style:style style:name="Table4.A" style:family="table-column">
      <style:table-column-properties style:column-width="8.876cm" style:rel-column-width="34216*"/>
    </style:style>
    <style:style style:name="Table4.B" style:family="table-column">
      <style:table-column-properties style:column-width="6.422cm" style:rel-column-width="24762*"/>
    </style:style>
    <style:style style:name="Table4.A1" style:family="table-cell">
      <style:table-cell-properties fo:padding="0.049cm" fo:border-left="1pt solid #111111" fo:border-right="none" fo:border-top="1pt solid #111111" fo:border-bottom="1pt solid #111111"/>
    </style:style>
    <style:style style:name="Table4.B1" style:family="table-cell">
      <style:table-cell-properties fo:padding="0.049cm" fo:border="1pt solid #111111"/>
    </style:style>
    <style:style style:name="Table5" style:family="table">
      <style:table-properties style:width="15.298cm" style:rel-width="90%" table:align="left"/>
    </style:style>
    <style:style style:name="Table5.A" style:family="table-column">
      <style:table-column-properties style:column-width="8.571cm" style:rel-column-width="33039*"/>
    </style:style>
    <style:style style:name="Table5.B" style:family="table-column">
      <style:table-column-properties style:column-width="6.727cm" style:rel-column-width="25939*"/>
    </style:style>
    <style:style style:name="Table5.A1" style:family="table-cell">
      <style:table-cell-properties fo:padding="0.049cm" fo:border-left="1pt solid #111111" fo:border-right="none" fo:border-top="1pt solid #111111" fo:border-bottom="1pt solid #111111"/>
    </style:style>
    <style:style style:name="Table5.B1" style:family="table-cell">
      <style:table-cell-properties fo:padding="0.049cm" fo:border="1pt solid #111111"/>
    </style:style>
    <style:style style:name="Table6" style:family="table">
      <style:table-properties style:width="15.298cm" style:rel-width="90%" table:align="left"/>
    </style:style>
    <style:style style:name="Table6.A" style:family="table-column">
      <style:table-column-properties style:column-width="7.497cm" style:rel-column-width="28902*"/>
    </style:style>
    <style:style style:name="Table6.B" style:family="table-column">
      <style:table-column-properties style:column-width="7.802cm" style:rel-column-width="30076*"/>
    </style:style>
    <style:style style:name="Table6.A1" style:family="table-cell">
      <style:table-cell-properties fo:padding="0.049cm" fo:border-left="1pt solid #111111" fo:border-right="none" fo:border-top="1pt solid #111111" fo:border-bottom="1pt solid #111111"/>
    </style:style>
    <style:style style:name="Table6.B1" style:family="table-cell">
      <style:table-cell-properties fo:padding="0.049cm" fo:border="1pt solid #111111"/>
    </style:style>
    <style:style style:name="Table7" style:family="table">
      <style:table-properties style:width="13.257cm" style:rel-width="78%" table:align="left"/>
    </style:style>
    <style:style style:name="Table7.A" style:family="table-column">
      <style:table-column-properties style:column-width="13.257cm" style:rel-column-width="51111*"/>
    </style:style>
    <style:style style:name="Table7.A1" style:family="table-cell">
      <style:table-cell-properties style:vertical-align="middle" fo:padding="0.049cm" fo:border="1pt solid #111111"/>
    </style:style>
    <style:style style:name="Table8" style:family="table">
      <style:table-properties style:width="15.468cm" style:rel-width="91%" table:align="left"/>
    </style:style>
    <style:style style:name="Table8.A" style:family="table-column">
      <style:table-column-properties style:column-width="4.948cm" style:rel-column-width="19072*"/>
    </style:style>
    <style:style style:name="Table8.B" style:family="table-column">
      <style:table-column-properties style:column-width="10.52cm" style:rel-column-width="40559*"/>
    </style:style>
    <style:style style:name="Table8.A1" style:family="table-cell">
      <style:table-cell-properties fo:padding="0.049cm" fo:border-left="1pt solid #111111" fo:border-right="none" fo:border-top="1pt solid #111111" fo:border-bottom="1pt solid #111111"/>
    </style:style>
    <style:style style:name="Table8.B1" style:family="table-cell">
      <style:table-cell-properties fo:padding="0.049cm" fo:border="1pt solid #111111"/>
    </style:style>
    <style:style style:name="Table8.A2" style:family="table-cell">
      <style:table-cell-properties fo:padding="0.049cm" fo:border-left="1pt solid #111111" fo:border-right="none" fo:border-top="none" fo:border-bottom="1pt solid #111111"/>
    </style:style>
    <style:style style:name="Table8.B2" style:family="table-cell">
      <style:table-cell-properties fo:padding="0.049cm" fo:border-left="1pt solid #111111" fo:border-right="1pt solid #111111" fo:border-top="none" fo:border-bottom="1pt solid #111111"/>
    </style:style>
    <style:style style:name="Table9" style:family="table">
      <style:table-properties style:width="15.298cm" style:rel-width="90%" table:align="left"/>
    </style:style>
    <style:style style:name="Table9.A" style:family="table-column">
      <style:table-column-properties style:column-width="6.119cm" style:rel-column-width="23591*"/>
    </style:style>
    <style:style style:name="Table9.B" style:family="table-column">
      <style:table-column-properties style:column-width="9.179cm" style:rel-column-width="35387*"/>
    </style:style>
    <style:style style:name="Table9.A1" style:family="table-cell">
      <style:table-cell-properties fo:padding="0.049cm" fo:border-left="1pt solid #111111" fo:border-right="none" fo:border-top="1pt solid #111111" fo:border-bottom="1pt solid #111111"/>
    </style:style>
    <style:style style:name="Table9.B1" style:family="table-cell">
      <style:table-cell-properties fo:padding="0.049cm" fo:border="1pt solid #111111"/>
    </style:style>
    <style:style style:name="Table9.A2" style:family="table-cell">
      <style:table-cell-properties fo:padding="0.049cm" fo:border-left="1pt solid #111111" fo:border-right="none" fo:border-top="none" fo:border-bottom="1pt solid #111111"/>
    </style:style>
    <style:style style:name="Table9.B2" style:family="table-cell">
      <style:table-cell-properties fo:padding="0.049cm" fo:border-left="1pt solid #111111" fo:border-right="1pt solid #111111" fo:border-top="none" fo:border-bottom="1pt solid #111111"/>
    </style:style>
    <style:style style:name="Table10" style:family="table">
      <style:table-properties style:width="16.999cm" table:align="left"/>
    </style:style>
    <style:style style:name="Table10.A" style:family="table-column">
      <style:table-column-properties style:column-width="1.595cm"/>
    </style:style>
    <style:style style:name="Table10.B" style:family="table-column">
      <style:table-column-properties style:column-width="4.932cm"/>
    </style:style>
    <style:style style:name="Table10.C" style:family="table-column">
      <style:table-column-properties style:column-width="6.539cm"/>
    </style:style>
    <style:style style:name="Table10.D" style:family="table-column">
      <style:table-column-properties style:column-width="3.933cm"/>
    </style:style>
    <style:style style:name="Table1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0.D1" style:family="table-cell">
      <style:table-cell-properties style:vertical-align="middle" style:border-line-width="0.002cm 0.088cm 0.002cm" fo:padding="0.049cm" fo:border="2.6pt double #808080"/>
    </style:style>
    <style:style style:name="Table1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1" style:family="table">
      <style:table-properties style:width="16.999cm" table:align="left"/>
    </style:style>
    <style:style style:name="Table11.A" style:family="table-column">
      <style:table-column-properties style:column-width="1.993cm"/>
    </style:style>
    <style:style style:name="Table11.B" style:family="table-column">
      <style:table-column-properties style:column-width="8.539cm"/>
    </style:style>
    <style:style style:name="Table11.C" style:family="table-column">
      <style:table-column-properties style:column-width="6.466cm"/>
    </style:style>
    <style:style style:name="Table1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1.C1" style:family="table-cell">
      <style:table-cell-properties style:vertical-align="middle" style:border-line-width="0.002cm 0.088cm 0.002cm" fo:padding="0.049cm" fo:border="2.6pt double #808080"/>
    </style:style>
    <style:style style:name="Table1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2" style:family="table">
      <style:table-properties style:width="16.999cm" table:align="left"/>
    </style:style>
    <style:style style:name="Table12.A" style:family="table-column">
      <style:table-column-properties style:column-width="3.171cm"/>
    </style:style>
    <style:style style:name="Table12.B" style:family="table-column">
      <style:table-column-properties style:column-width="2.575cm"/>
    </style:style>
    <style:style style:name="Table12.C" style:family="table-column">
      <style:table-column-properties style:column-width="5.112cm"/>
    </style:style>
    <style:style style:name="Table12.D" style:family="table-column">
      <style:table-column-properties style:column-width="6.14cm"/>
    </style:style>
    <style:style style:name="Table1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2.D1" style:family="table-cell">
      <style:table-cell-properties style:vertical-align="middle" style:border-line-width="0.002cm 0.088cm 0.002cm" fo:padding="0.049cm" fo:border="2.6pt double #808080"/>
    </style:style>
    <style:style style:name="Table1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3" style:family="table">
      <style:table-properties style:width="16.999cm" table:align="left"/>
    </style:style>
    <style:style style:name="Table13.A" style:family="table-column">
      <style:table-column-properties style:column-width="4.671cm"/>
    </style:style>
    <style:style style:name="Table13.B" style:family="table-column">
      <style:table-column-properties style:column-width="2.521cm"/>
    </style:style>
    <style:style style:name="Table13.C" style:family="table-column">
      <style:table-column-properties style:column-width="4.687cm"/>
    </style:style>
    <style:style style:name="Table13.D" style:family="table-column">
      <style:table-column-properties style:column-width="5.121cm"/>
    </style:style>
    <style:style style:name="Table1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3.D1" style:family="table-cell">
      <style:table-cell-properties style:vertical-align="middle" style:border-line-width="0.002cm 0.088cm 0.002cm" fo:padding="0.049cm" fo:border="2.6pt double #808080"/>
    </style:style>
    <style:style style:name="Table1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Text_20_body">
      <style:text-properties fo:font-weight="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able_20_Contents">
      <style:paragraph-properties fo:padding="0cm" fo:border="none"/>
    </style:style>
    <style:style style:name="P5" style:family="paragraph" style:parent-style-name="Table_20_Contents">
      <style:paragraph-properties fo:padding="0cm" fo:border="none"/>
      <style:text-properties style:font-name="Arial1" fo:font-size="7pt"/>
    </style:style>
    <style:style style:name="P6" style:family="paragraph" style:parent-style-name="Table_20_Contents">
      <style:paragraph-properties fo:padding="0cm" fo:border="none"/>
      <style:text-properties style:font-name="Monospaced" fo:font-size="7pt"/>
    </style:style>
    <style:style style:name="P7" style:family="paragraph" style:parent-style-name="Table_20_Contents">
      <style:paragraph-properties fo:padding="0cm" fo:border="none"/>
      <style:text-properties fo:color="#008000" style:font-name="Arial1" fo:font-size="7pt"/>
    </style:style>
    <style:style style:name="P8" style:family="paragraph" style:parent-style-name="Standard">
      <style:text-properties fo:font-weight="bold" style:font-weight-asian="bold" style:font-weight-complex="bold"/>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fo:text-align="start" style:justify-single-word="false"/>
    </style:style>
    <style:style style:name="P11" style:family="paragraph" style:parent-style-name="Table_20_Contents">
      <style:paragraph-properties fo:margin-top="0cm" fo:margin-bottom="0.499cm" loext:contextual-spacing="false" fo:text-align="start" style:justify-single-word="false"/>
    </style:style>
    <style:style style:name="P12" style:family="paragraph" style:parent-style-name="Table_20_Heading">
      <style:paragraph-properties fo:margin-top="0cm" fo:margin-bottom="0.499cm" loext:contextual-spacing="false" fo:text-align="start" style:justify-single-word="false"/>
    </style:style>
    <style:style style:name="P13" style:family="paragraph" style:parent-style-name="Text_20_body">
      <style:paragraph-properties fo:margin-left="1cm" fo:margin-right="1cm" fo:text-indent="0cm"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rsid="00126bfc" officeooo:paragraph-rsid="00126bfc"/>
    </style:style>
    <style:style style:name="P16" style:family="paragraph" style:parent-style-name="Text_20_body">
      <style:paragraph-properties fo:text-align="center" style:justify-single-word="false"/>
    </style:style>
    <style:style style:name="P17" style:family="paragraph" style:parent-style-name="Heading_20_5">
      <style:paragraph-properties fo:text-align="center" style:justify-single-word="false"/>
    </style:style>
    <style:style style:name="P18" style:family="paragraph" style:parent-style-name="Preformatted_20_Text">
      <style:paragraph-properties fo:margin-top="0cm" fo:margin-bottom="0.499cm" loext:contextual-spacing="false"/>
    </style:style>
    <style:style style:name="T1" style:family="text">
      <style:text-properties fo:color="#008000"/>
    </style:style>
    <style:style style:name="T2" style:family="text">
      <style:text-properties fo:color="#008000" style:font-name="Tahoma" fo:font-size="7pt"/>
    </style:style>
    <style:style style:name="T3" style:family="text">
      <style:text-properties fo:color="#008000" style:text-underline-style="solid" style:text-underline-width="auto" style:text-underline-color="font-color"/>
    </style:style>
    <style:style style:name="T4" style:family="text">
      <style:text-properties fo:color="#008000" style:text-underline-style="solid" style:text-underline-width="auto" style:text-underline-color="font-color" fo:font-weight="bold" style:font-weight-asian="bold" style:font-weight-complex="bold"/>
    </style:style>
    <style:style style:name="T5" style:family="text">
      <style:text-properties fo:color="#0000ff"/>
    </style:style>
    <style:style style:name="T6" style:family="text">
      <style:text-properties fo:color="#0000ff" style:font-name="Arial1"/>
    </style:style>
    <style:style style:name="T7" style:family="text">
      <style:text-properties style:font-name="Arial1"/>
    </style:style>
    <style:style style:name="T8" style:family="text">
      <style:text-properties fo:font-style="italic"/>
    </style:style>
    <style:style style:name="T9" style:family="text">
      <style:text-properties style:text-position="33% 80%"/>
    </style:style>
    <style:style style:name="T10" style:family="text">
      <style:text-properties style:font-name="symbol"/>
    </style:style>
    <style:style style:name="T11" style:family="text">
      <style:text-properties style:text-position="-33% 80%"/>
    </style:style>
    <style:style style:name="T12" style:family="text">
      <style:text-properties fo:font-weight="bold" style:font-weight-asian="bold" style:font-weight-complex="bold"/>
    </style:style>
    <style:style style:name="T13" style:family="text">
      <style:text-properties fo:font-weight="bold" officeooo:rsid="00126bfc"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officeooo:rsid="00120cc7"/>
    </style:style>
    <style:style style:name="T16" style:family="text">
      <style:text-properties officeooo:rsid="0013b95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rabalhando com pontos e linhas </text:h>
      <text:p text:style-name="Text_20_body">De Juliano Ignácio</text:p>
      <text:p text:style-name="Text_20_body">Não, não é nenhum artigo sobre corte e costura, ou ainda, sobre desenhos (como vemos no Paint do Windows). Trata-se de <text:span text:style-name="T14">tipos de dados que constam no PostgreSQL específicos para operações geométricas.</text:span></text:p>
      <text:p text:style-name="Text_20_body">O PostgreSQL tem condições de ser utilizado para construir poderosas soluções que exijam tratamento científico, onde, tais recursos são dificilmente encontrados em bancos de dados comerciais (Oracle e DB2 têm esses recursos). Este artigo dará uma pequena idéia de como tratar dados geográficos (Geo-Data) com o PostgreSQL, um assunto cada vez mais importante: o geoprocessamento (GIS).</text:p>
      <text:p text:style-name="Text_20_body">Dados geométricos podem ser armazenados com o auxilio de alguns tipos de dados do PostgreSQL: point, line, box, path, polygon e circle.</text:p>
      <text:p text:style-name="Text_20_body"><text:span text:style-name="T4">point</text:span><text:line-break/>O ponto é o ponto fundamental (desculpem, não resisti ao trocadilho) para o tratamento de objetos geométricos. Ele pode ser manuseado facil e eficientemente pelo usuário. <text:span text:style-name="T14">Um ponto</text:span> (neste caso) é <text:span text:style-name="T14">definido por dois valores: o primeiro é o valor da coordenada do eixo X, o segundo é o valor da coordenada do eixo Y</text:span>. Ambos os valores são armazenados internamente no banco de dados PostgreSQL como valores do tipo <text:span text:style-name="T14">ponto-flutuante (8 bytes)</text:span>, portanto, um ponto requer <text:span text:style-name="T14">16 bytes</text:span> de armazenamento. </text:p>
      <table:table table:name="Table1" table:style-name="Table1">
        <table:table-column table:style-name="Table1.A"/>
        <table:table-column table:style-name="Table1.B"/>
        <table:table-row>
          <table:table-cell table:style-name="Table1.A1" office:value-type="string">
            <text:p text:style-name="P5"><text:span text:style-name="T5">CREATE TABLE</text:span> tabpontos(posicao point);<text:line-break/><text:line-break/><text:span text:style-name="T5">INSERT INTO</text:span> tabpontos(posicao) <text:span text:style-name="T5">VALUES</text:span> ('1,2');<text:line-break/><text:span text:style-name="T5">INSERT INTO</text:span> tabpontos(posicao) <text:span text:style-name="T5">VALUES</text:span> ('(1,3)');</text:p>
          </table:table-cell>
          <table:table-cell table:style-name="Table1.B1" office:value-type="string">
            <text:p text:style-name="P5"><text:span text:style-name="T5">SELECT</text:span> * <text:span text:style-name="T5">FROM</text:span> tabpontos;<text:line-break/><text:line-break/><text:span text:style-name="T1"> posicao<text:line-break/>---------<text:line-break/>(1,2)<text:line-break/>(1,3)<text:line-break/>(2 rows)</text:span></text:p>
          </table:table-cell>
        </table:table-row>
      </table:table>
      <text:p text:style-name="Text_20_body">Um detalhe muito importante é que <text:span text:style-name="T14">ao inserirmos os pontos, estes devem estar entre apóstrofes</text:span>, caso contrário, um erro sobre tipos diferentes de dados será informado.</text:p>
      <text:p text:style-name="Text_20_body"><text:span text:style-name="T4">line</text:span><text:span text:style-name="T1"><text:line-break/></text:span>Uma linha é <text:span text:style-name="T14">definida através de dois pontos</text:span> (ou seja, <text:span text:style-name="T14">quatro valores ou dois pares de coordenadas</text:span>). <text:span text:style-name="T14">O primeiro ponto determina o início da linha e, o segundo, determina seu término</text:span>. Portanto, para armazenar uma linha serão utilizados 32 bytes. <text:span text:style-name="T14">Existem dois tipos definidos para linha: </text:span><text:span text:style-name="T3">line</text:span><text:span text:style-name="T14"> e </text:span><text:span text:style-name="T3">lseg</text:span><text:span text:style-name="T14">. O tipo </text:span><text:span text:style-name="T3">line</text:span><text:span text:style-name="T14"> ainda não está totalmente implementado, usaremos então o </text:span><text:span text:style-name="T3">lseg</text:span>.</text:p>
      <table:table table:name="Table2" table:style-name="Table2">
        <table:table-column table:style-name="Table2.A"/>
        <table:table-column table:style-name="Table2.B"/>
        <table:table-row>
          <table:table-cell table:style-name="Table2.A1" office:value-type="string">
            <text:p text:style-name="P5"><text:span text:style-name="T5">CREATE TABLE</text:span> tablinhas(segmento lseg);<text:line-break/><text:line-break/><text:span text:style-name="T5">INSERT INTO</text:span> tablinhas(segmento) <text:span text:style-name="T5">VALUES</text:span> ('1,4,3,5');<text:line-break/><text:span text:style-name="T5">INSERT INTO</text:span> tablinhas(segmento) <text:span text:style-name="T5">VALUES</text:span> ('((1,4),(3,5))');<text:line-break/><text:span text:style-name="T5">INSERT INTO</text:span> tablinhas(segmento) <text:span text:style-name="T5">VALUES</text:span> ('[(2,6),(4,7)]');</text:p>
          </table:table-cell>
          <table:table-cell table:style-name="Table2.B1" office:value-type="string">
            <text:p text:style-name="P5"><text:span text:style-name="T5">SELECT</text:span> * <text:span text:style-name="T5">FROM</text:span> tablinhas;<text:line-break/><text:line-break/><text:span text:style-name="T1"> segmento<text:line-break/>---------------<text:line-break/>[(1,4),(3,5)]<text:line-break/>[(1,4),(3,5)]<text:line-break/>[(2,6),(4,7)]<text:line-break/>(3 rows)</text:span></text:p>
          </table:table-cell>
        </table:table-row>
      </table:table>
      <text:p text:style-name="P3">A utilização de colchetes e parênteses facilita a leitura ao inserir os pontos da linha.</text:p>
      <text:p text:style-name="Text_20_body"><text:span text:style-name="T4">box</text:span><text:span text:style-name="T2"><text:line-break/></text:span>O tipo <text:span text:style-name="T1">box</text:span> é utilizado para armazenar <text:span text:style-name="T14">um retângulo</text:span> (ou qradrado), <text:span text:style-name="T14">definido por dois pontos</text:span> (exatamente como a linha), porém, esta linha, define a <text:span text:style-name="T14">diagonal deste retângulo</text:span>. Portanto, o espaço destinado ao armazenamento de um retângulo é igual ao de uma linha, 32 bytes. </text:p>
      <table:table table:name="Table3" table:style-name="Table3">
        <table:table-column table:style-name="Table3.A"/>
        <table:table-column table:style-name="Table3.B"/>
        <table:table-row>
          <table:table-cell table:style-name="Table3.A1" office:value-type="string">
            <text:p text:style-name="P5"><text:span text:style-name="T5">CREATE TABLE</text:span> tabarearec(area box);<text:line-break/><text:line-break/><text:span text:style-name="T5">INSERT INTO</text:span> tabarearec(area) <text:span text:style-name="T5">VALUES</text:span> ('7,5,2,3');<text:line-break/><text:span text:style-name="T5">INSERT INTO</text:span> tabarearec(area) <text:span text:style-name="T5">VALUES</text:span> ('((1,1),(8,0))');<text:line-break/> </text:p>
          </table:table-cell>
          <table:table-cell table:style-name="Table3.B1" office:value-type="string">
            <text:p text:style-name="P5"><text:span text:style-name="T5">SELECT</text:span> * <text:span text:style-name="T5">FROM</text:span> tabarearec;<text:line-break/><text:line-break/><text:span text:style-name="T1"> area<text:line-break/>-------------<text:line-break/>(7,5),(2,3)<text:line-break/>(8,1),(1,0)<text:line-break/>(2 rows)</text:span></text:p>
          </table:table-cell>
        </table:table-row>
      </table:table>
      <text:p text:style-name="P3">Aqui, somente a utilização de parênteses é permitida, os colchetes não.</text:p>
      <text:p text:style-name="Text_20_body"><text:soft-page-break/><text:span text:style-name="T4">path</text:span><text:span text:style-name="T2"><text:line-break/></text:span>O <text:span text:style-name="T1">path</text:span> é um <text:span text:style-name="T14">caminho</text:span>, ou seja, <text:span text:style-name="T14">uma seqüência de pontos que pode ser aberta ou fechada</text:span>. Fechada <text:span text:style-name="T14">significa que o último ponto do caminho retorna ao início da seqüência</text:span>. O tamanho (ou espaço de armazenamento) de um <text:span text:style-name="T1">path</text:span> é dinâmico, ou seja, são utilizados 4 bytes de início e 32 bytes para cada nó que for armazenado. <text:span text:style-name="T14">O PostgreSQL também fornece algumas funções especiais para verificar se o caminho é aberto ou fechado: popen() e pclose() forçam que o caminho deva ser aberto ou fechado respectivamente; isopen() e isclosed() fazem a verificação</text:span>.</text:p>
      <table:table table:name="Table4" table:style-name="Table4">
        <table:table-column table:style-name="Table4.A"/>
        <table:table-column table:style-name="Table4.B"/>
        <table:table-row>
          <table:table-cell table:style-name="Table4.A1" office:value-type="string">
            <text:p text:style-name="P5"><text:span text:style-name="T5">CREATE TABLE</text:span> tabtrilha(trajeto path);<text:line-break/><text:line-break/><text:span text:style-name="T5">INSERT INTO</text:span> tabtrilha(trajeto) <text:span text:style-name="T5">VALUES</text:span> ('(1,2), (5,3)');<text:line-break/><text:span text:style-name="T5">INSERT INTO</text:span> tabtrilha(trajeto) <text:span text:style-name="T5">VALUES</text:span> ('(1,3), (-3,1), (7,0)');</text:p>
          </table:table-cell>
          <table:table-cell table:style-name="Table4.B1" office:value-type="string">
            <text:p text:style-name="P5"><text:span text:style-name="T5">SELECT</text:span> * <text:span text:style-name="T5">FROM</text:span> tabtrilha;<text:line-break/><text:line-break/><text:span text:style-name="T1"> trajeto<text:line-break/>----------------------<text:line-break/>((1,2),(5,3))<text:line-break/>((1,3),(-3,1),(7,0))<text:line-break/>(2 rows)</text:span></text:p>
          </table:table-cell>
        </table:table-row>
      </table:table>
      <text:p text:style-name="Text_20_body"><text:span text:style-name="T4">polygon</text:span><text:span text:style-name="T2"><text:line-break/></text:span>O polígono é um <text:span text:style-name="T14">caminho fechado por definição.</text:span></text:p>
      <table:table table:name="Table5" table:style-name="Table5">
        <table:table-column table:style-name="Table5.A"/>
        <table:table-column table:style-name="Table5.B"/>
        <table:table-row>
          <table:table-cell table:style-name="Table5.A1" office:value-type="string">
            <text:p text:style-name="P5"><text:span text:style-name="T5">CREATE TABLE</text:span> tabarea(area polygon);<text:line-break/><text:line-break/><text:span text:style-name="T5">INSERT INTO</text:span> tabarea(area) <text:span text:style-name="T5">VALUES</text:span> ('(1,3), (4,16), (0,23)');<text:line-break/><text:span text:style-name="T5">INSERT INTO</text:span> tabarea(area) <text:span text:style-name="T5">VALUES</text:span> ('(2,7), (5,-15), (1,20)');</text:p>
          </table:table-cell>
          <table:table-cell table:style-name="Table5.B1" office:value-type="string">
            <text:p text:style-name="P5"><text:span text:style-name="T5">SELECT</text:span> * <text:span text:style-name="T5">FROM</text:span> tabarea;<text:line-break/><text:line-break/><text:span text:style-name="T1"> area<text:line-break/>------------------------<text:line-break/>((1,3),(4,16),(0,23))<text:line-break/>((2,7),(5,-15),(1,20))<text:line-break/>(2 rows)</text:span></text:p>
          </table:table-cell>
        </table:table-row>
      </table:table>
      <text:p text:style-name="Text_20_body"><text:span text:style-name="T4">circle</text:span><text:span text:style-name="T2"><text:line-break/></text:span>Um círculo consiste de <text:span text:style-name="T14">um ponto central e seu raio, e precisa de 24 bytes</text:span> para ser armazenado.</text:p>
      <table:table table:name="Table6" table:style-name="Table6">
        <table:table-column table:style-name="Table6.A"/>
        <table:table-column table:style-name="Table6.B"/>
        <table:table-row>
          <table:table-cell table:style-name="Table6.A1" office:value-type="string">
            <text:p text:style-name="P5"><text:span text:style-name="T5">CREATE TABLE</text:span> tabareacirc(area circle);<text:line-break/><text:line-break/><text:span text:style-name="T5">INSERT INTO</text:span> tabareacirc(area) <text:span text:style-name="T5">VALUES</text:span> ('10,12,10');<text:line-break/><text:span text:style-name="T5">INSERT INTO</text:span> tabareacirc(area) <text:span text:style-name="T5">VALUES</text:span> ('12,19,5');</text:p>
          </table:table-cell>
          <table:table-cell table:style-name="Table6.B1" office:value-type="string">
            <text:p text:style-name="P5"><text:span text:style-name="T5">SELECT</text:span> * <text:span text:style-name="T5">FROM</text:span> tabareacirc;<text:line-break/><text:line-break/><text:span text:style-name="T1"> area<text:line-break/>--------------<text:line-break/>&lt;(10,12),10&gt;<text:line-break/>&lt;(12,19),5&gt;<text:line-break/>&lt;(2,9),0&gt;<text:line-break/>(3 rows)</text:span></text:p>
          </table:table-cell>
        </table:table-row>
      </table:table>
      <text:p text:style-name="Text_20_body">O tipo <text:span text:style-name="T1">circle</text:span> <text:span text:style-name="T14">não aceita o uso de parênteses para uma melhor definição visual</text:span> e, além disso, o valor do raio <text:span text:style-name="T14">SEMPRE deve ser maior ou igual a zero</text:span>.</text:p>
      <text:p text:style-name="P1">OPERADORES PARA DADOS GEOMÉTRICOS</text:p>
      <text:p text:style-name="Text_20_body">Primeira regra: lembre-se de usar o operador <text:span text:style-name="T1">~=</text:span> no lugar de <text:span text:style-name="T1">=</text:span> sempre, caso contrário receberá uma mensagem de erro. Por exemplo:</text:p>
      <table:table table:name="Table7" table:style-name="Table7">
        <table:table-column table:style-name="Table7.A"/>
        <table:table-row>
          <table:table-cell table:style-name="Table7.A1" office:value-type="string">
            <text:p text:style-name="P6"><text:span text:style-name="T6">SELECT</text:span> <text:span text:style-name="T7">* </text:span><text:span text:style-name="T6">FROM</text:span><text:span text:style-name="T7"> tabpontos WHERE posicao ~= '(1,2)';</text:span></text:p>
          </table:table-cell>
        </table:table-row>
      </table:table>
      <text:p text:style-name="Text_20_body">Segundo: existem operadores para cálculo entre dados geométricos. Por exemplo:</text:p>
      <table:table table:name="Table8" table:style-name="Table8">
        <table:table-column table:style-name="Table8.A"/>
        <table:table-column table:style-name="Table8.B"/>
        <table:table-row>
          <table:table-cell table:style-name="Table8.A1" office:value-type="string">
            <text:p text:style-name="P7">Distãncia entre 2 pontos</text:p>
          </table:table-cell>
          <table:table-cell table:style-name="Table8.B1" office:value-type="string">
            <text:p text:style-name="P5"><text:span text:style-name="T5">SELECT</text:span> '(1,1)'::point &lt;-&gt; '(3,9)'::point;</text:p>
          </table:table-cell>
        </table:table-row>
        <table:table-row>
          <table:table-cell table:style-name="Table8.A2" office:value-type="string">
            <text:p text:style-name="P7">Adição de 2 pontos</text:p>
          </table:table-cell>
          <table:table-cell table:style-name="Table8.B2" office:value-type="string">
            <text:p text:style-name="P5"><text:span text:style-name="T5">SELECT</text:span> '(2,1)'::point + '(4,8)'::point;</text:p>
          </table:table-cell>
        </table:table-row>
        <table:table-row>
          <table:table-cell table:style-name="Table8.A2" office:value-type="string">
            <text:p text:style-name="P7">Subtração de 2 pontos</text:p>
          </table:table-cell>
          <table:table-cell table:style-name="Table8.B2" office:value-type="string">
            <text:p text:style-name="P5"><text:span text:style-name="T5">SELECT</text:span> '(3,1)'::point - '(5,7)'::point;</text:p>
          </table:table-cell>
        </table:table-row>
        <table:table-row>
          <table:table-cell table:style-name="Table8.A2" office:value-type="string">
            <text:p text:style-name="P7">Multiplicação de 2 pontos</text:p>
          </table:table-cell>
          <table:table-cell table:style-name="Table8.B2" office:value-type="string">
            <text:p text:style-name="P5"><text:span text:style-name="T5">SELECT</text:span> '(4,1)'::point * '(6,6)'::point;</text:p>
          </table:table-cell>
        </table:table-row>
        <table:table-row>
          <table:table-cell table:style-name="Table8.A2" office:value-type="string">
            <text:p text:style-name="P7">Divisão de 2 pontos</text:p>
          </table:table-cell>
          <table:table-cell table:style-name="Table8.B2" office:value-type="string">
            <text:p text:style-name="P5"><text:span text:style-name="T5">SELECT</text:span> '(5,1)'::point / '(7,5)'::point;</text:p>
          </table:table-cell>
        </table:table-row>
        <table:table-row>
          <table:table-cell table:style-name="Table8.A2" office:value-type="string">
            <text:p text:style-name="P7">Divisão de 2 pontos</text:p>
          </table:table-cell>
          <table:table-cell table:style-name="Table8.B2" office:value-type="string">
            <text:p text:style-name="P5"><text:span text:style-name="T5">SELECT</text:span> '(5,1)'::point / '(7,5)'::point;</text:p>
          </table:table-cell>
        </table:table-row>
        <table:table-row>
          <table:table-cell table:style-name="Table8.A2" office:value-type="string">
            <text:p text:style-name="P7">Intersecção de 2 segmentos</text:p>
          </table:table-cell>
          <table:table-cell table:style-name="Table8.B2" office:value-type="string">
            <text:p text:style-name="P5"><text:span text:style-name="T5">SELECT</text:span> '((0,0),(10,1))'::lseg # '((-4,5),(10,-3))'::lseg;</text:p>
          </table:table-cell>
        </table:table-row>
        <table:table-row>
          <table:table-cell table:style-name="Table8.A2" office:value-type="string">
            <text:p text:style-name="P7">O ponto mais próximo</text:p>
          </table:table-cell>
          <table:table-cell table:style-name="Table8.B2" office:value-type="string">
            <text:p text:style-name="P5"><text:span text:style-name="T5">SELECT</text:span> '(10,1)'::point ## '((-4,5),(10,-3))'::lseg;</text:p>
          </table:table-cell>
        </table:table-row>
      </table:table>
      <text:p text:style-name="Text_20_body">Terceiro: existem operadores para análise dos pontos. Por exempl</text:p>
      <table:table table:name="Table9" table:style-name="Table9">
        <table:table-column table:style-name="Table9.A"/>
        <table:table-column table:style-name="Table9.B"/>
        <table:table-row>
          <table:table-cell table:style-name="Table9.A1" office:value-type="string">
            <text:p text:style-name="P7">Pontos perperdiculares na horizontal</text:p>
          </table:table-cell>
          <table:table-cell table:style-name="Table9.B1" office:value-type="string">
            <text:p text:style-name="P5"><text:span text:style-name="T5">SELECT</text:span> '(6,1)'::point ?- '(8,4)'::point;</text:p>
          </table:table-cell>
        </table:table-row>
        <table:table-row>
          <table:table-cell table:style-name="Table9.A2" office:value-type="string">
            <text:p text:style-name="P7">Pontos perperdiculares na vertical</text:p>
          </table:table-cell>
          <table:table-cell table:style-name="Table9.B2" office:value-type="string">
            <text:p text:style-name="P5"><text:span text:style-name="T5">SELECT</text:span> '(6,1)'::point ?| '(8,4)'::point;</text:p>
          </table:table-cell>
        </table:table-row>
        <table:table-row>
          <table:table-cell table:style-name="Table9.A2" office:value-type="string">
            <text:p text:style-name="P7">O segundo ponto está à esquerda do primeiro </text:p>
          </table:table-cell>
          <table:table-cell table:style-name="Table9.B2" office:value-type="string">
            <text:p text:style-name="P5"><text:span text:style-name="T5">SELECT</text:span> '(-8,0)'::point &lt;&lt; '(0,0)'::point;</text:p>
          </table:table-cell>
        </table:table-row>
        <table:table-row>
          <table:table-cell table:style-name="Table9.A2" office:value-type="string">
            <text:p text:style-name="P7">O segundo ponto está abaixo do primeiro </text:p>
          </table:table-cell>
          <table:table-cell table:style-name="Table9.B2" office:value-type="string">
            <text:p text:style-name="P5"><text:span text:style-name="T5">SELECT</text:span> '(0,-9)'::point &lt;^ '(0,0)'::point;</text:p>
          </table:table-cell>
        </table:table-row>
        <table:table-row>
          <table:table-cell table:style-name="Table9.A2" office:value-type="string">
            <text:p text:style-name="P7">O segundo ponto está à direita do primeiro </text:p>
          </table:table-cell>
          <table:table-cell table:style-name="Table9.B2" office:value-type="string">
            <text:p text:style-name="P5"><text:span text:style-name="T5">SELECT</text:span> '(6,0)'::point &gt;&gt; '(0,0)'::point;</text:p>
          </table:table-cell>
        </table:table-row>
        <table:table-row>
          <table:table-cell table:style-name="Table9.A2" office:value-type="string">
            <text:p text:style-name="P7">O segundo ponto está acima do primeiro </text:p>
          </table:table-cell>
          <table:table-cell table:style-name="Table9.B2" office:value-type="string">
            <text:p text:style-name="P5"><text:span text:style-name="T5">SELECT</text:span> '(0,5)'::point &gt;^ '(0,0)'::point;</text:p>
          </table:table-cell>
        </table:table-row>
        <table:table-row>
          <table:table-cell table:style-name="Table9.A2" office:value-type="string">
            <text:p text:style-name="P4"> </text:p>
          </table:table-cell>
          <table:table-cell table:style-name="Table9.B2" office:value-type="string">
            <text:p text:style-name="P4"> </text:p>
          </table:table-cell>
        </table:table-row>
      </table:table>
      <text:p text:style-name="Text_20_body">Quarto: existem diversos outros operadores para trabalhar com dados geométricos (<text:span text:style-name="T1">&amp;&amp;, &amp;&lt;, &amp;&gt;, ?#, @-@, ?||, @, @@</text:span>), procure maiores detalhes na documentação do PostgreSQL, ou executo <text:span text:style-name="T1">/do</text:span> em seu <text:span text:style-name="T1">psql</text:span> para ver todos os operadores.</text:p>
      <text:p text:style-name="Standard"><text:soft-page-break/></text:p>
      <text:p text:style-name="P8">Link do original <text:span text:style-name="T15">(não encontrado atualmente)</text:span>:</text:p>
      <text:p text:style-name="Standard"><text:a xlink:type="simple" xlink:href="http://imasters.uol.com.br/artigo/1004/postgresql/trabalhando_com_pontos_e_linhas/imprimir/" text:style-name="Internet_20_link" text:visited-style-name="Visited_20_Internet_20_Link">http://imasters.uol.com.br/artigo/1004/postgresql/trabalhando_com_pontos_e_linhas/imprimir/</text:a></text:p>
      <text:p text:style-name="Standard"/>
      <text:p text:style-name="Standard"/>
      <text:h text:style-name="Heading_20_1" text:outline-level="1"><text:bookmark text:name="DATATYPE-GEOMETRIC"/>Tipos geométricos</text:h>
      <text:p text:style-name="Text_20_body">Os tipos de dado geométricos representam objetos espaciais bidimensionais. A <text:a xlink:type="simple" xlink:href="http://pgdocptbr.sourceforge.net/pg80/datatype-geometric.html#DATATYPE-GEO-TABLE" text:style-name="Internet_20_link" text:visited-style-name="Visited_20_Internet_20_Link">Tabela 8-16</text:a> mostra os tipos geométricos disponíveis no PostgreSQL. O tipo mais fundamental, o ponto, forma a base para todos os outros tipos.</text:p>
      <text:p text:style-name="P1"><text:bookmark text:name="DATATYPE-GEO-TABLE"/>Tabela 8-16. Tipos geométricos</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Nome</text:p>
            </table:table-cell>
            <table:table-cell table:style-name="Table10.A1" office:value-type="string">
              <text:p text:style-name="Table_20_Heading">Tamanho de Armazenamento</text:p>
            </table:table-cell>
            <table:table-cell table:style-name="Table10.A1" office:value-type="string">
              <text:p text:style-name="Table_20_Heading">Descrição</text:p>
            </table:table-cell>
            <table:table-cell table:style-name="Table10.D1" office:value-type="string">
              <text:p text:style-name="Table_20_Heading">Representação</text:p>
            </table:table-cell>
          </table:table-row>
        </table:table-header-rows>
        <table:table-row>
          <table:table-cell table:style-name="Table10.A2" office:value-type="string">
            <text:p text:style-name="Table_20_Contents">point</text:p>
          </table:table-cell>
          <table:table-cell table:style-name="Table10.A2" office:value-type="string">
            <text:p text:style-name="Table_20_Contents">16 bytes</text:p>
          </table:table-cell>
          <table:table-cell table:style-name="Table10.A2" office:value-type="string">
            <text:p text:style-name="Table_20_Contents">Ponto no plano</text:p>
          </table:table-cell>
          <table:table-cell table:style-name="Table10.D2" office:value-type="string">
            <text:p text:style-name="Table_20_Contents">(x,y)</text:p>
          </table:table-cell>
        </table:table-row>
        <table:table-row>
          <table:table-cell table:style-name="Table10.A2" office:value-type="string">
            <text:p text:style-name="Table_20_Contents">line</text:p>
          </table:table-cell>
          <table:table-cell table:style-name="Table10.A2" office:value-type="string">
            <text:p text:style-name="Table_20_Contents">32 bytes</text:p>
          </table:table-cell>
          <table:table-cell table:style-name="Table10.A2" office:value-type="string">
            <text:p text:style-name="Table_20_Contents">Linha infinita (não totalmente implementado)</text:p>
          </table:table-cell>
          <table:table-cell table:style-name="Table10.D2" office:value-type="string">
            <text:p text:style-name="Table_20_Contents">((x1,y1),(x2,y2))</text:p>
          </table:table-cell>
        </table:table-row>
        <table:table-row>
          <table:table-cell table:style-name="Table10.A2" office:value-type="string">
            <text:p text:style-name="Table_20_Contents">lseg</text:p>
          </table:table-cell>
          <table:table-cell table:style-name="Table10.A2" office:value-type="string">
            <text:p text:style-name="Table_20_Contents">32 bytes</text:p>
          </table:table-cell>
          <table:table-cell table:style-name="Table10.A2" office:value-type="string">
            <text:p text:style-name="Table_20_Contents">Segmento de linha finito</text:p>
          </table:table-cell>
          <table:table-cell table:style-name="Table10.D2" office:value-type="string">
            <text:p text:style-name="Table_20_Contents">((x1,y1),(x2,y2))</text:p>
          </table:table-cell>
        </table:table-row>
        <table:table-row>
          <table:table-cell table:style-name="Table10.A2" office:value-type="string">
            <text:p text:style-name="Table_20_Contents">box</text:p>
          </table:table-cell>
          <table:table-cell table:style-name="Table10.A2" office:value-type="string">
            <text:p text:style-name="Table_20_Contents">32 bytes</text:p>
          </table:table-cell>
          <table:table-cell table:style-name="Table10.A2" office:value-type="string">
            <text:p text:style-name="Table_20_Contents">Caixa retangular</text:p>
          </table:table-cell>
          <table:table-cell table:style-name="Table10.D2" office:value-type="string">
            <text:p text:style-name="Table_20_Contents">((x1,y1),(x2,y2))</text:p>
          </table:table-cell>
        </table:table-row>
        <table:table-row>
          <table:table-cell table:style-name="Table10.A2" office:value-type="string">
            <text:p text:style-name="Table_20_Contents">path</text:p>
          </table:table-cell>
          <table:table-cell table:style-name="Table10.A2" office:value-type="string">
            <text:p text:style-name="Table_20_Contents">16+16n bytes</text:p>
          </table:table-cell>
          <table:table-cell table:style-name="Table10.A2" office:value-type="string">
            <text:p text:style-name="Table_20_Contents">Caminho fechado (semelhante ao polígono)</text:p>
          </table:table-cell>
          <table:table-cell table:style-name="Table10.D2" office:value-type="string">
            <text:p text:style-name="Table_20_Contents">((x1,y1),...)</text:p>
          </table:table-cell>
        </table:table-row>
        <table:table-row>
          <table:table-cell table:style-name="Table10.A2" office:value-type="string">
            <text:p text:style-name="Table_20_Contents">path</text:p>
          </table:table-cell>
          <table:table-cell table:style-name="Table10.A2" office:value-type="string">
            <text:p text:style-name="Table_20_Contents">16+16n bytes</text:p>
          </table:table-cell>
          <table:table-cell table:style-name="Table10.A2" office:value-type="string">
            <text:p text:style-name="Table_20_Contents">Caminho aberto</text:p>
          </table:table-cell>
          <table:table-cell table:style-name="Table10.D2" office:value-type="string">
            <text:p text:style-name="Table_20_Contents">[(x1,y1),...]</text:p>
          </table:table-cell>
        </table:table-row>
        <table:table-row>
          <table:table-cell table:style-name="Table10.A2" office:value-type="string">
            <text:p text:style-name="Table_20_Contents">polygon</text:p>
          </table:table-cell>
          <table:table-cell table:style-name="Table10.A2" office:value-type="string">
            <text:p text:style-name="Table_20_Contents">40+16n bytes</text:p>
          </table:table-cell>
          <table:table-cell table:style-name="Table10.A2" office:value-type="string">
            <text:p text:style-name="Table_20_Contents">Polígono (semelhante ao caminho fechado)</text:p>
          </table:table-cell>
          <table:table-cell table:style-name="Table10.D2" office:value-type="string">
            <text:p text:style-name="Table_20_Contents">((x1,y1),...)</text:p>
          </table:table-cell>
        </table:table-row>
        <table:table-row>
          <table:table-cell table:style-name="Table10.A2" office:value-type="string">
            <text:p text:style-name="Table_20_Contents">circle</text:p>
          </table:table-cell>
          <table:table-cell table:style-name="Table10.A2" office:value-type="string">
            <text:p text:style-name="Table_20_Contents">24 bytes</text:p>
          </table:table-cell>
          <table:table-cell table:style-name="Table10.A2" office:value-type="string">
            <text:p text:style-name="Table_20_Contents">Círculo</text:p>
          </table:table-cell>
          <table:table-cell table:style-name="Table10.D2" office:value-type="string">
            <text:p text:style-name="Table_20_Contents">&lt;(x,y),r&gt; (centro e raio)</text:p>
          </table:table-cell>
        </table:table-row>
      </table:table>
      <text:p text:style-name="Text_20_body">Está disponível um amplo conjunto de funções e operadores para realizar várias operações geométricas, como escala, translação, rotação e determinar interseções, conforme explicadas na <text:a xlink:type="simple" xlink:href="http://pgdocptbr.sourceforge.net/pg80/functions-geometry.html" text:style-name="Internet_20_link" text:visited-style-name="Visited_20_Internet_20_Link">Seção 9.10</text:a>.</text:p>
      <text:h text:style-name="Heading_20_2" text:outline-level="2" text:is-list-header="true">Pontos</text:h>
      <text:p text:style-name="Text_20_body"><text:bookmark text:name="AEN6359"/>Os pontos são os blocos de construção bidimensionais fundamentais para os tipos geométricos. Os valores do tipo point são especificados utilizando a seguinte sintaxe:</text:p>
      <text:p text:style-name="Preformatted_20_Text">( x , y )</text:p>
      <text:p text:style-name="P9"><text:s text:c="2"/>x , y</text:p>
      <text:p text:style-name="Text_20_body">onde x e y são as respectivas coordenadas na forma de números de ponto flutuante.</text:p>
      <text:h text:style-name="Heading_20_2" text:outline-level="2" text:is-list-header="true">Segmentos de linha</text:h>
      <text:p text:style-name="Text_20_body"><text:bookmark text:name="AEN6374"/><text:bookmark text:name="AEN6372"/>Os segmentos de linha (lseg) são representados por pares de pontos. Os valores do tipo lseg são especificado utilizando a seguinte sintaxe:</text:p>
      <text:p text:style-name="Preformatted_20_Text">( ( x1 , y1 ) , ( x2 , y2 ) )</text:p>
      <text:p text:style-name="Preformatted_20_Text"><text:s text:c="2"/>( x1 , y1 ) , ( x2 , y2 )</text:p>
      <text:p text:style-name="P9"><text:s text:c="4"/>x1 , y1 <text:s text:c="2"/>, <text:s text:c="2"/>x2 , y2</text:p>
      <text:p text:style-name="Text_20_body"><text:soft-page-break/>onde (x1,y1) e (x2,y2) são os pontos das extremidades do segmento de linha.</text:p>
      <text:h text:style-name="Heading_20_2" text:outline-level="2" text:is-list-header="true">Caixas</text:h>
      <text:p text:style-name="Text_20_body"><text:bookmark text:name="AEN6402"/><text:bookmark text:name="AEN6400"/>As caixas são representadas por pares de pontos de vértices opostos da caixa. Os valores do tipo box são especificados utilizando a seguinte sintaxe:</text:p>
      <text:p text:style-name="Preformatted_20_Text">( ( x1 , y1 ) , ( x2 , y2 ) )</text:p>
      <text:p text:style-name="Preformatted_20_Text"><text:s text:c="2"/>( x1 , y1 ) , ( x2 , y2 )</text:p>
      <text:p text:style-name="P9"><text:s text:c="4"/>x1 , y1 <text:s text:c="2"/>, <text:s text:c="2"/>x2 , y2</text:p>
      <text:p text:style-name="Text_20_body">onde (x1,y1) e (x2,y2) são quaisquer vértices opostos da caixa.</text:p>
      <text:p text:style-name="Text_20_body">As caixas são mostradas utilizando a primeira sintaxe. Os vértices são reordenados na entrada para armazenar o vértice direito superior e, depois, o vértice esquerdo inferior. Podem ser especificados outros vértices da caixa, mas os vértices esquerdo inferior e direito superior são determinados a partir da entrada e armazenados.</text:p>
      <text:h text:style-name="Heading_20_2" text:outline-level="2" text:is-list-header="true">Caminhos</text:h>
      <text:p text:style-name="Text_20_body"><text:bookmark text:name="AEN6428"/>Os caminhos são representados por listas de pontos conectados. Os caminhos podem ser <text:span text:style-name="T8">abertos</text:span>, onde o primeiro e o último ponto da lista não são considerados conectados, e <text:span text:style-name="T8">fechados</text:span>, onde o primeiro e o último ponto são considerados conectados.</text:p>
      <text:p text:style-name="Text_20_body">Os valores do tipo path são especificados utilizando a seguinte sintaxe:</text:p>
      <text:p text:style-name="Preformatted_20_Text">( ( x1 , y1 ) , ... , ( xn , yn ) )</text:p>
      <text:p text:style-name="Preformatted_20_Text">[ ( x1 , y1 ) , ... , ( xn , yn ) ]</text:p>
      <text:p text:style-name="Preformatted_20_Text"><text:s text:c="2"/>( x1 , y1 ) , ... , ( xn , yn )</text:p>
      <text:p text:style-name="Preformatted_20_Text"><text:s text:c="2"/>( x1 , y1 <text:s text:c="2"/>, ... , <text:s text:c="2"/>xn , yn )</text:p>
      <text:p text:style-name="P9"><text:s text:c="4"/>x1 , y1 <text:s text:c="2"/>, ... , <text:s text:c="2"/>xn , yn</text:p>
      <text:p text:style-name="Text_20_body">onde os pontos são os pontos das extremidades dos segmentos de linha que compõem o caminho. Os colchetes ([]) indicam um caminho aberto, enquanto os parênteses (()) indicam um caminho fechado.</text:p>
      <text:p text:style-name="Text_20_body">Os caminhos são mostrados utilizando a primeira sintaxe.</text:p>
      <text:h text:style-name="Heading_20_2" text:outline-level="2" text:is-list-header="true">Polígonos</text:h>
      <text:p text:style-name="Text_20_body"><text:bookmark text:name="AEN6461"/>Os polígonos são representados por uma lista de pontos (os vértices do polígono). Provavelmente os polígonos deveriam ser considerados equivalentes aos caminhos fechados, mas são armazenados de forma diferente e possuem um conjunto próprio de rotinas de suporte.</text:p>
      <text:p text:style-name="Text_20_body">Os valores do tipo polygon são especificados utilizando a seguinte sintaxe:</text:p>
      <text:p text:style-name="Preformatted_20_Text">( ( x1 , y1 ) , ... , ( xn , yn ) )</text:p>
      <text:p text:style-name="Preformatted_20_Text"><text:s text:c="2"/>( x1 , y1 ) , ... , ( xn , yn )</text:p>
      <text:p text:style-name="Preformatted_20_Text"><text:s text:c="2"/>( x1 , y1 <text:s text:c="2"/>, ... , <text:s text:c="2"/>xn , yn )</text:p>
      <text:p text:style-name="P9"><text:s text:c="4"/>x1 , y1 <text:s text:c="2"/>, ... , <text:s text:c="2"/>xn , yn</text:p>
      <text:p text:style-name="Text_20_body">onde os pontos são os pontos das extremidades dos segmentos de linha compondo a fronteira do polígono.</text:p>
      <text:p text:style-name="Text_20_body">Os polígonos são mostrados utilizando a primeira sintaxe.</text:p>
      <text:h text:style-name="Heading_20_2" text:outline-level="2" text:is-list-header="true"><text:soft-page-break/>Círculos</text:h>
      <text:p text:style-name="Text_20_body"><text:bookmark text:name="AEN6486"/>Os círculos são representados por um ponto central e um raio. Os valores do tipo circle são especificado utilizando a seguinte sintaxe:</text:p>
      <text:p text:style-name="Preformatted_20_Text">&lt; ( x , y ) , r &gt;</text:p>
      <text:p text:style-name="Preformatted_20_Text">( ( x , y ) , r )</text:p>
      <text:p text:style-name="Preformatted_20_Text"><text:s text:c="2"/>( x , y ) , r</text:p>
      <text:p text:style-name="P9"><text:s text:c="4"/>x , y <text:s text:c="2"/>, r</text:p>
      <text:p text:style-name="Text_20_body">onde (x,y) é o centro e r é o raio do círculo.</text:p>
      <text:p text:style-name="Text_20_body">Os círculos são mostrados utilizando a primeira sintaxe.</text:p>
      <text:p text:style-name="Standard"/>
      <text:p text:style-name="Standard">Fonte: <text:a xlink:type="simple" xlink:href="http://pgdocptbr.sourceforge.net/pg80/datatype-geometric.html" text:style-name="Internet_20_link" text:visited-style-name="Visited_20_Internet_20_Link">http://pgdocptbr.sourceforge.net/pg80/datatype-geometric.html</text:a></text:p>
      <text:p text:style-name="Standard"/>
      <text:p text:style-name="Standard"/>
      <text:h text:style-name="Heading_20_1" text:outline-level="1"><text:bookmark text:name="FUNCTIONS-GEOMETRY"/>Funções e operadores geométricos</text:h>
      <text:p text:style-name="Text_20_body">Os tipos geométricos point, box, lseg, line, path, polygon e circle possuem um amplo conjunto de funções e operadores nativos para apoiá-los, mostrados na <text:a xlink:type="simple" xlink:href="http://pgdocptbr.sourceforge.net/pg80/functions-geometry.html#FUNCTIONS-GEOMETRY-OP-TABLE" text:style-name="Internet_20_link" text:visited-style-name="Visited_20_Internet_20_Link">Tabela 9-30</text:a>, na <text:a xlink:type="simple" xlink:href="http://pgdocptbr.sourceforge.net/pg80/functions-geometry.html#FUNCTIONS-GEOMETRY-FUNC-TABLE" text:style-name="Internet_20_link" text:visited-style-name="Visited_20_Internet_20_Link">Tabela 9-31</text:a> e na <text:a xlink:type="simple" xlink:href="http://pgdocptbr.sourceforge.net/pg80/functions-geometry.html#FUNCTIONS-GEOMETRY-CONV-TABLE" text:style-name="Internet_20_link" text:visited-style-name="Visited_20_Internet_20_Link">Tabela 9-32</text:a>.</text:p>
      <text:p text:style-name="P1"><text:bookmark text:name="FUNCTIONS-GEOMETRY-OP-TABLE"/>Tabela 9-30. Operadores geométrico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Operador</text:p>
            </table:table-cell>
            <table:table-cell table:style-name="Table11.A1" office:value-type="string">
              <text:p text:style-name="Table_20_Heading">Descrição</text:p>
            </table:table-cell>
            <table:table-cell table:style-name="Table11.C1" office:value-type="string">
              <text:p text:style-name="Table_20_Heading">Exemplo</text:p>
            </table:table-cell>
          </table:table-row>
        </table:table-header-rows>
        <table:table-row>
          <table:table-cell table:style-name="Table11.A2" office:value-type="string">
            <text:p text:style-name="Table_20_Contents">+ </text:p>
          </table:table-cell>
          <table:table-cell table:style-name="Table11.A2" office:value-type="string">
            <text:p text:style-name="Table_20_Contents">Translação</text:p>
          </table:table-cell>
          <table:table-cell table:style-name="Table11.C2" office:value-type="string">
            <text:p text:style-name="Table_20_Contents">box '((0,0),(1,1))' + point '(2.0,0)'</text:p>
          </table:table-cell>
        </table:table-row>
        <table:table-row>
          <table:table-cell table:style-name="Table11.A2" office:value-type="string">
            <text:p text:style-name="Table_20_Contents">- </text:p>
          </table:table-cell>
          <table:table-cell table:style-name="Table11.A2" office:value-type="string">
            <text:p text:style-name="Table_20_Contents">Translação</text:p>
          </table:table-cell>
          <table:table-cell table:style-name="Table11.C2" office:value-type="string">
            <text:p text:style-name="Table_20_Contents">box '((0,0),(1,1))' - point '(2.0,0)'</text:p>
          </table:table-cell>
        </table:table-row>
        <table:table-row>
          <table:table-cell table:style-name="Table11.A2" office:value-type="string">
            <text:p text:style-name="Table_20_Contents">* </text:p>
          </table:table-cell>
          <table:table-cell table:style-name="Table11.A2" office:value-type="string">
            <text:p text:style-name="Table_20_Contents">Escala/rotação</text:p>
          </table:table-cell>
          <table:table-cell table:style-name="Table11.C2" office:value-type="string">
            <text:p text:style-name="Table_20_Contents">box '((0,0),(1,1))' * point '(2.0,0)'</text:p>
          </table:table-cell>
        </table:table-row>
        <table:table-row>
          <table:table-cell table:style-name="Table11.A2" office:value-type="string">
            <text:p text:style-name="Table_20_Contents">/ </text:p>
          </table:table-cell>
          <table:table-cell table:style-name="Table11.A2" office:value-type="string">
            <text:p text:style-name="Table_20_Contents">Escala/rotação</text:p>
          </table:table-cell>
          <table:table-cell table:style-name="Table11.C2" office:value-type="string">
            <text:p text:style-name="Table_20_Contents">box '((0,0),(2,2))' / point '(2.0,0)'</text:p>
          </table:table-cell>
        </table:table-row>
        <table:table-row>
          <table:table-cell table:style-name="Table11.A2" office:value-type="string">
            <text:p text:style-name="Table_20_Contents"># </text:p>
          </table:table-cell>
          <table:table-cell table:style-name="Table11.A2" office:value-type="string">
            <text:p text:style-name="Table_20_Contents">Ponto ou caixa de interseção</text:p>
          </table:table-cell>
          <table:table-cell table:style-name="Table11.C2" office:value-type="string">
            <text:p text:style-name="Table_20_Contents">'((1,-1),(-1,1))' # '((1,1),(-1,-1))'</text:p>
          </table:table-cell>
        </table:table-row>
        <table:table-row>
          <table:table-cell table:style-name="Table11.A2" office:value-type="string">
            <text:p text:style-name="Table_20_Contents"># </text:p>
          </table:table-cell>
          <table:table-cell table:style-name="Table11.A2" office:value-type="string">
            <text:p text:style-name="Table_20_Contents">Número de pontos do caminho ou do polígono</text:p>
          </table:table-cell>
          <table:table-cell table:style-name="Table11.C2" office:value-type="string">
            <text:p text:style-name="Table_20_Contents"># '((1,0),(0,1),(-1,0))'</text:p>
          </table:table-cell>
        </table:table-row>
        <table:table-row>
          <table:table-cell table:style-name="Table11.A2" office:value-type="string">
            <text:p text:style-name="Table_20_Contents">@-@ </text:p>
          </table:table-cell>
          <table:table-cell table:style-name="Table11.A2" office:value-type="string">
            <text:p text:style-name="Table_20_Contents">Comprimento ou circunferência</text:p>
          </table:table-cell>
          <table:table-cell table:style-name="Table11.C2" office:value-type="string">
            <text:p text:style-name="Table_20_Contents">@-@ path '((0,0),(1,0))'</text:p>
          </table:table-cell>
        </table:table-row>
        <table:table-row>
          <table:table-cell table:style-name="Table11.A2" office:value-type="string">
            <text:p text:style-name="Table_20_Contents">@@ </text:p>
          </table:table-cell>
          <table:table-cell table:style-name="Table11.A2" office:value-type="string">
            <text:p text:style-name="Table_20_Contents">Centro</text:p>
          </table:table-cell>
          <table:table-cell table:style-name="Table11.C2" office:value-type="string">
            <text:p text:style-name="Table_20_Contents">@@ circle '((0,0),10)'</text:p>
          </table:table-cell>
        </table:table-row>
        <table:table-row>
          <table:table-cell table:style-name="Table11.A2" office:value-type="string">
            <text:p text:style-name="Table_20_Contents">## </text:p>
          </table:table-cell>
          <table:table-cell table:style-name="Table11.A2" office:value-type="string">
            <text:p text:style-name="Table_20_Contents">Ponto mais próximo do primeiro operando no segundo operando</text:p>
          </table:table-cell>
          <table:table-cell table:style-name="Table11.C2" office:value-type="string">
            <text:p text:style-name="Table_20_Contents">point '(0,0)' ## lseg '((2,0),(0,2))'</text:p>
          </table:table-cell>
        </table:table-row>
        <table:table-row>
          <table:table-cell table:style-name="Table11.A2" office:value-type="string">
            <text:p text:style-name="Table_20_Contents">&lt;-&gt; </text:p>
          </table:table-cell>
          <table:table-cell table:style-name="Table11.A2" office:value-type="string">
            <text:p text:style-name="Table_20_Contents">Distância entre</text:p>
          </table:table-cell>
          <table:table-cell table:style-name="Table11.C2" office:value-type="string">
            <text:p text:style-name="Table_20_Contents">circle '((0,0),1)' &lt;-&gt; circle '((5,0),1)'</text:p>
          </table:table-cell>
        </table:table-row>
        <table:table-row>
          <table:table-cell table:style-name="Table11.A2" office:value-type="string">
            <text:p text:style-name="Table_20_Contents">&amp;&amp; </text:p>
          </table:table-cell>
          <table:table-cell table:style-name="Table11.A2" office:value-type="string">
            <text:p text:style-name="Table_20_Contents">Se sobrepõem?</text:p>
          </table:table-cell>
          <table:table-cell table:style-name="Table11.C2" office:value-type="string">
            <text:p text:style-name="Table_20_Contents">box '((0,0),(1,1))' &amp;&amp; box '((0,0),(2,2))'</text:p>
          </table:table-cell>
        </table:table-row>
        <table:table-row>
          <table:table-cell table:style-name="Table11.A2" office:value-type="string">
            <text:p text:style-name="Table_20_Contents">&amp;&lt; </text:p>
          </table:table-cell>
          <table:table-cell table:style-name="Table11.A2" office:value-type="string">
            <text:p text:style-name="Table_20_Contents">Não se estende à direita de?</text:p>
          </table:table-cell>
          <table:table-cell table:style-name="Table11.C2" office:value-type="string">
            <text:p text:style-name="Table_20_Contents">box '((0,0),(1,1))' &amp;&lt; box '((0,0),(2,2))'</text:p>
          </table:table-cell>
        </table:table-row>
        <table:table-row>
          <table:table-cell table:style-name="Table11.A2" office:value-type="string">
            <text:p text:style-name="Table_20_Contents">&amp;&gt; </text:p>
          </table:table-cell>
          <table:table-cell table:style-name="Table11.A2" office:value-type="string">
            <text:p text:style-name="Table_20_Contents">Não se estende à esquerda de?</text:p>
          </table:table-cell>
          <table:table-cell table:style-name="Table11.C2" office:value-type="string">
            <text:p text:style-name="Table_20_Contents">box '((0,0),(3,3))' &amp;&gt; box '((0,0),(2,2))'</text:p>
          </table:table-cell>
        </table:table-row>
        <table:table-row>
          <table:table-cell table:style-name="Table11.A2" office:value-type="string">
            <text:p text:style-name="Table_20_Contents">&lt;&lt; </text:p>
          </table:table-cell>
          <table:table-cell table:style-name="Table11.A2" office:value-type="string">
            <text:p text:style-name="Table_20_Contents">Está à esquerda?</text:p>
          </table:table-cell>
          <table:table-cell table:style-name="Table11.C2" office:value-type="string">
            <text:p text:style-name="Table_20_Contents">circle '((0,0),1)' &lt;&lt; circle '((5,0),1)'</text:p>
          </table:table-cell>
        </table:table-row>
        <table:table-row>
          <table:table-cell table:style-name="Table11.A2" office:value-type="string">
            <text:p text:style-name="Table_20_Contents">&gt;&gt; </text:p>
          </table:table-cell>
          <table:table-cell table:style-name="Table11.A2" office:value-type="string">
            <text:p text:style-name="Table_20_Contents">Está à direita?</text:p>
          </table:table-cell>
          <table:table-cell table:style-name="Table11.C2" office:value-type="string">
            <text:p text:style-name="Table_20_Contents">circle '((5,0),1)' &gt;&gt; circle '((0,0),1)'</text:p>
          </table:table-cell>
        </table:table-row>
        <table:table-row>
          <table:table-cell table:style-name="Table11.A2" office:value-type="string">
            <text:p text:style-name="Table_20_Contents">&lt;^ </text:p>
          </table:table-cell>
          <table:table-cell table:style-name="Table11.A2" office:value-type="string">
            <text:p text:style-name="Table_20_Contents">Está abaixo?</text:p>
          </table:table-cell>
          <table:table-cell table:style-name="Table11.C2" office:value-type="string">
            <text:p text:style-name="Table_20_Contents">circle '((0,0),1)' &lt;^ circle '((0,5),1)'</text:p>
          </table:table-cell>
        </table:table-row>
        <text:soft-page-break/>
        <table:table-row>
          <table:table-cell table:style-name="Table11.A2" office:value-type="string">
            <text:p text:style-name="Table_20_Contents">&gt;^ </text:p>
          </table:table-cell>
          <table:table-cell table:style-name="Table11.A2" office:value-type="string">
            <text:p text:style-name="Table_20_Contents">Está acima?</text:p>
          </table:table-cell>
          <table:table-cell table:style-name="Table11.C2" office:value-type="string">
            <text:p text:style-name="Table_20_Contents">circle '((0,5),1)' &gt;^ circle '((0,0),1)'</text:p>
          </table:table-cell>
        </table:table-row>
        <table:table-row>
          <table:table-cell table:style-name="Table11.A2" office:value-type="string">
            <text:p text:style-name="Table_20_Contents">?# </text:p>
          </table:table-cell>
          <table:table-cell table:style-name="Table11.A2" office:value-type="string">
            <text:p text:style-name="Table_20_Contents">Se intersectam?</text:p>
          </table:table-cell>
          <table:table-cell table:style-name="Table11.C2" office:value-type="string">
            <text:p text:style-name="Table_20_Contents">lseg '((-1,0),(1,0))' ?# box '((-2,-2),(2,2))'</text:p>
          </table:table-cell>
        </table:table-row>
        <table:table-row>
          <table:table-cell table:style-name="Table11.A2" office:value-type="string">
            <text:p text:style-name="Table_20_Contents">?- </text:p>
          </table:table-cell>
          <table:table-cell table:style-name="Table11.A2" office:value-type="string">
            <text:p text:style-name="Table_20_Contents">É horizontal?</text:p>
          </table:table-cell>
          <table:table-cell table:style-name="Table11.C2" office:value-type="string">
            <text:p text:style-name="Table_20_Contents">?- lseg '((-1,0),(1,0))'</text:p>
          </table:table-cell>
        </table:table-row>
        <table:table-row>
          <table:table-cell table:style-name="Table11.A2" office:value-type="string">
            <text:p text:style-name="Table_20_Contents">?- </text:p>
          </table:table-cell>
          <table:table-cell table:style-name="Table11.A2" office:value-type="string">
            <text:p text:style-name="Table_20_Contents">São alinhados horizontalmente?</text:p>
          </table:table-cell>
          <table:table-cell table:style-name="Table11.C2" office:value-type="string">
            <text:p text:style-name="Table_20_Contents">point '(1,0)' ?- point '(0,0)'</text:p>
          </table:table-cell>
        </table:table-row>
        <table:table-row>
          <table:table-cell table:style-name="Table11.A2" office:value-type="string">
            <text:p text:style-name="Table_20_Contents">?| </text:p>
          </table:table-cell>
          <table:table-cell table:style-name="Table11.A2" office:value-type="string">
            <text:p text:style-name="Table_20_Contents">É vertical?</text:p>
          </table:table-cell>
          <table:table-cell table:style-name="Table11.C2" office:value-type="string">
            <text:p text:style-name="Table_20_Contents">?| lseg '((-1,0),(1,0))'</text:p>
          </table:table-cell>
        </table:table-row>
        <table:table-row>
          <table:table-cell table:style-name="Table11.A2" office:value-type="string">
            <text:p text:style-name="Table_20_Contents">?| </text:p>
          </table:table-cell>
          <table:table-cell table:style-name="Table11.A2" office:value-type="string">
            <text:p text:style-name="Table_20_Contents">São alinhados verticalmente</text:p>
          </table:table-cell>
          <table:table-cell table:style-name="Table11.C2" office:value-type="string">
            <text:p text:style-name="Table_20_Contents">point '(0,1)' ?| point '(0,0)'</text:p>
          </table:table-cell>
        </table:table-row>
        <table:table-row>
          <table:table-cell table:style-name="Table11.A2" office:value-type="string">
            <text:p text:style-name="Table_20_Contents">?-| </text:p>
          </table:table-cell>
          <table:table-cell table:style-name="Table11.A2" office:value-type="string">
            <text:p text:style-name="Table_20_Contents">São perpendiculares?</text:p>
          </table:table-cell>
          <table:table-cell table:style-name="Table11.C2" office:value-type="string">
            <text:p text:style-name="Table_20_Contents">lseg '((0,0),(0,1))' ?-| lseg '((0,0),(1,0))'</text:p>
          </table:table-cell>
        </table:table-row>
        <table:table-row>
          <table:table-cell table:style-name="Table11.A2" office:value-type="string">
            <text:p text:style-name="Table_20_Contents">?|| </text:p>
          </table:table-cell>
          <table:table-cell table:style-name="Table11.A2" office:value-type="string">
            <text:p text:style-name="Table_20_Contents">São paralelos?</text:p>
          </table:table-cell>
          <table:table-cell table:style-name="Table11.C2" office:value-type="string">
            <text:p text:style-name="Table_20_Contents">lseg '((-1,0),(1,0))' ?|| lseg '((-1,2),(1,2))'</text:p>
          </table:table-cell>
        </table:table-row>
        <table:table-row>
          <table:table-cell table:style-name="Table11.A2" office:value-type="string">
            <text:p text:style-name="Table_20_Contents">~ </text:p>
          </table:table-cell>
          <table:table-cell table:style-name="Table11.A2" office:value-type="string">
            <text:p text:style-name="Table_20_Contents">Contém?</text:p>
          </table:table-cell>
          <table:table-cell table:style-name="Table11.C2" office:value-type="string">
            <text:p text:style-name="Table_20_Contents">circle '((0,0),2)' ~ point '(1,1)'</text:p>
          </table:table-cell>
        </table:table-row>
        <table:table-row>
          <table:table-cell table:style-name="Table11.A2" office:value-type="string">
            <text:p text:style-name="Table_20_Contents">@ </text:p>
          </table:table-cell>
          <table:table-cell table:style-name="Table11.A2" office:value-type="string">
            <text:p text:style-name="Table_20_Contents">Está contido ou sobre?</text:p>
          </table:table-cell>
          <table:table-cell table:style-name="Table11.C2" office:value-type="string">
            <text:p text:style-name="Table_20_Contents">point '(1,1)' @ circle '((0,0),2)'</text:p>
          </table:table-cell>
        </table:table-row>
        <table:table-row>
          <table:table-cell table:style-name="Table11.A2" office:value-type="string">
            <text:p text:style-name="Table_20_Contents">~= </text:p>
          </table:table-cell>
          <table:table-cell table:style-name="Table11.A2" office:value-type="string">
            <text:p text:style-name="Table_20_Contents">O mesmo que?</text:p>
          </table:table-cell>
          <table:table-cell table:style-name="Table11.C2" office:value-type="string">
            <text:p text:style-name="Table_20_Contents">polygon '((0,0),(1,1))' ~= polygon '((1,1),(0,0))'</text:p>
          </table:table-cell>
        </table:table-row>
      </table:table>
      <text:p text:style-name="P1"><text:bookmark text:name="FUNCTIONS-GEOMETRY-FUNC-TABLE"/>Tabela 9-31. Funções geométricas</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Função</text:p>
            </table:table-cell>
            <table:table-cell table:style-name="Table12.A1" office:value-type="string">
              <text:p text:style-name="Table_20_Heading">Tipo retornado</text:p>
            </table:table-cell>
            <table:table-cell table:style-name="Table12.A1" office:value-type="string">
              <text:p text:style-name="Table_20_Heading">Descrição</text:p>
            </table:table-cell>
            <table:table-cell table:style-name="Table12.D1" office:value-type="string">
              <text:p text:style-name="Table_20_Heading">Exemplo</text:p>
            </table:table-cell>
          </table:table-row>
        </table:table-header-rows>
        <table:table-row>
          <table:table-cell table:style-name="Table12.A2" office:value-type="string">
            <text:p text:style-name="Table_20_Contents">area(object)</text:p>
          </table:table-cell>
          <table:table-cell table:style-name="Table12.A2" office:value-type="string">
            <text:p text:style-name="Table_20_Contents">double precision</text:p>
          </table:table-cell>
          <table:table-cell table:style-name="Table12.A2" office:value-type="string">
            <text:p text:style-name="Table_20_Contents">área</text:p>
          </table:table-cell>
          <table:table-cell table:style-name="Table12.D2" office:value-type="string">
            <text:p text:style-name="Table_20_Contents">area(box '((0,0),(1,1))')</text:p>
          </table:table-cell>
        </table:table-row>
        <table:table-row>
          <table:table-cell table:style-name="Table12.A2" office:value-type="string">
            <text:p text:style-name="Table_20_Contents">box_intersect(box, box)</text:p>
          </table:table-cell>
          <table:table-cell table:style-name="Table12.A2" office:value-type="string">
            <text:p text:style-name="Table_20_Contents">box</text:p>
          </table:table-cell>
          <table:table-cell table:style-name="Table12.A2" office:value-type="string">
            <text:p text:style-name="Table_20_Contents">caixa de interseção</text:p>
          </table:table-cell>
          <table:table-cell table:style-name="Table12.D2" office:value-type="string">
            <text:p text:style-name="Table_20_Contents">box_intersect(box '((0,0),(1,1))',box '((0.5,0.5),(2,2))')</text:p>
          </table:table-cell>
        </table:table-row>
        <table:table-row>
          <table:table-cell table:style-name="Table12.A2" office:value-type="string">
            <text:p text:style-name="Table_20_Contents">center(object)</text:p>
          </table:table-cell>
          <table:table-cell table:style-name="Table12.A2" office:value-type="string">
            <text:p text:style-name="Table_20_Contents">point</text:p>
          </table:table-cell>
          <table:table-cell table:style-name="Table12.A2" office:value-type="string">
            <text:p text:style-name="Table_20_Contents">centro</text:p>
          </table:table-cell>
          <table:table-cell table:style-name="Table12.D2" office:value-type="string">
            <text:p text:style-name="Table_20_Contents">center(box '((0,0),(1,2))')</text:p>
          </table:table-cell>
        </table:table-row>
        <table:table-row>
          <table:table-cell table:style-name="Table12.A2" office:value-type="string">
            <text:p text:style-name="Table_20_Contents">diameter(circle)</text:p>
          </table:table-cell>
          <table:table-cell table:style-name="Table12.A2" office:value-type="string">
            <text:p text:style-name="Table_20_Contents">double precision</text:p>
          </table:table-cell>
          <table:table-cell table:style-name="Table12.A2" office:value-type="string">
            <text:p text:style-name="Table_20_Contents">diâmetro do círculo</text:p>
          </table:table-cell>
          <table:table-cell table:style-name="Table12.D2" office:value-type="string">
            <text:p text:style-name="Table_20_Contents">diameter(circle '((0,0),2.0)')</text:p>
          </table:table-cell>
        </table:table-row>
        <table:table-row>
          <table:table-cell table:style-name="Table12.A2" office:value-type="string">
            <text:p text:style-name="Table_20_Contents">height(box)</text:p>
          </table:table-cell>
          <table:table-cell table:style-name="Table12.A2" office:value-type="string">
            <text:p text:style-name="Table_20_Contents">double precision</text:p>
          </table:table-cell>
          <table:table-cell table:style-name="Table12.A2" office:value-type="string">
            <text:p text:style-name="Table_20_Contents">tamanho vertical da caixa</text:p>
          </table:table-cell>
          <table:table-cell table:style-name="Table12.D2" office:value-type="string">
            <text:p text:style-name="Table_20_Contents">height(box '((0,0),(1,1))')</text:p>
          </table:table-cell>
        </table:table-row>
        <table:table-row>
          <table:table-cell table:style-name="Table12.A2" office:value-type="string">
            <text:p text:style-name="Table_20_Contents">isclosed(path)</text:p>
          </table:table-cell>
          <table:table-cell table:style-name="Table12.A2" office:value-type="string">
            <text:p text:style-name="Table_20_Contents">boolean</text:p>
          </table:table-cell>
          <table:table-cell table:style-name="Table12.A2" office:value-type="string">
            <text:p text:style-name="Table_20_Contents">é um caminho fechado?</text:p>
          </table:table-cell>
          <table:table-cell table:style-name="Table12.D2" office:value-type="string">
            <text:p text:style-name="Table_20_Contents">isclosed(path '((0,0),(1,1),(2,0))')</text:p>
          </table:table-cell>
        </table:table-row>
        <table:table-row>
          <table:table-cell table:style-name="Table12.A2" office:value-type="string">
            <text:p text:style-name="Table_20_Contents">isopen(path)</text:p>
          </table:table-cell>
          <table:table-cell table:style-name="Table12.A2" office:value-type="string">
            <text:p text:style-name="Table_20_Contents">boolean</text:p>
          </table:table-cell>
          <table:table-cell table:style-name="Table12.A2" office:value-type="string">
            <text:p text:style-name="Table_20_Contents">é um caminho aberto?</text:p>
          </table:table-cell>
          <table:table-cell table:style-name="Table12.D2" office:value-type="string">
            <text:p text:style-name="Table_20_Contents">isopen(path '[(0,0),(1,1),(2,0)]')</text:p>
          </table:table-cell>
        </table:table-row>
        <table:table-row>
          <table:table-cell table:style-name="Table12.A2" office:value-type="string">
            <text:p text:style-name="Table_20_Contents">length(object)</text:p>
          </table:table-cell>
          <table:table-cell table:style-name="Table12.A2" office:value-type="string">
            <text:p text:style-name="Table_20_Contents">double precision</text:p>
          </table:table-cell>
          <table:table-cell table:style-name="Table12.A2" office:value-type="string">
            <text:p text:style-name="Table_20_Contents">comprimento</text:p>
          </table:table-cell>
          <table:table-cell table:style-name="Table12.D2" office:value-type="string">
            <text:p text:style-name="Table_20_Contents">length(path '((-1,0),(1,0))')</text:p>
          </table:table-cell>
        </table:table-row>
        <table:table-row>
          <table:table-cell table:style-name="Table12.A2" office:value-type="string">
            <text:p text:style-name="Table_20_Contents">npoints(path)</text:p>
          </table:table-cell>
          <table:table-cell table:style-name="Table12.A2" office:value-type="string">
            <text:p text:style-name="Table_20_Contents">integer</text:p>
          </table:table-cell>
          <table:table-cell table:style-name="Table12.A2" office:value-type="string">
            <text:p text:style-name="Table_20_Contents">número de pontos</text:p>
          </table:table-cell>
          <table:table-cell table:style-name="Table12.D2" office:value-type="string">
            <text:p text:style-name="Table_20_Contents">npoints(path '[(0,0),(1,1),(2,0)]')</text:p>
          </table:table-cell>
        </table:table-row>
        <table:table-row>
          <table:table-cell table:style-name="Table12.A2" office:value-type="string">
            <text:p text:style-name="Table_20_Contents">npoints(polygon)</text:p>
          </table:table-cell>
          <table:table-cell table:style-name="Table12.A2" office:value-type="string">
            <text:p text:style-name="Table_20_Contents">integer</text:p>
          </table:table-cell>
          <table:table-cell table:style-name="Table12.A2" office:value-type="string">
            <text:p text:style-name="Table_20_Contents">número de pontos</text:p>
          </table:table-cell>
          <table:table-cell table:style-name="Table12.D2" office:value-type="string">
            <text:p text:style-name="Table_20_Contents">npoints(polygon '((1,1),(0,0))')</text:p>
          </table:table-cell>
        </table:table-row>
        <table:table-row>
          <table:table-cell table:style-name="Table12.A2" office:value-type="string">
            <text:p text:style-name="Table_20_Contents">pclose(path)</text:p>
          </table:table-cell>
          <table:table-cell table:style-name="Table12.A2" office:value-type="string">
            <text:p text:style-name="Table_20_Contents">path</text:p>
          </table:table-cell>
          <table:table-cell table:style-name="Table12.A2" office:value-type="string">
            <text:p text:style-name="Table_20_Contents">converte o caminho em caminho fechado</text:p>
          </table:table-cell>
          <table:table-cell table:style-name="Table12.D2" office:value-type="string">
            <text:p text:style-name="Table_20_Contents">pclose(path '[(0,0),(1,1),(2,0)]')</text:p>
          </table:table-cell>
        </table:table-row>
        <table:table-row>
          <table:table-cell table:style-name="Table12.A2" office:value-type="string">
            <text:p text:style-name="Table_20_Contents">popen(path)</text:p>
          </table:table-cell>
          <table:table-cell table:style-name="Table12.A2" office:value-type="string">
            <text:p text:style-name="Table_20_Contents">path</text:p>
          </table:table-cell>
          <table:table-cell table:style-name="Table12.A2" office:value-type="string">
            <text:p text:style-name="Table_20_Contents">converte o caminho em caminho aberto</text:p>
          </table:table-cell>
          <table:table-cell table:style-name="Table12.D2" office:value-type="string">
            <text:p text:style-name="Table_20_Contents">popen(path '((0,0),(1,1),(2,0))')</text:p>
          </table:table-cell>
        </table:table-row>
        <table:table-row>
          <table:table-cell table:style-name="Table12.A2" office:value-type="string">
            <text:p text:style-name="Table_20_Contents">radius(circle)</text:p>
          </table:table-cell>
          <table:table-cell table:style-name="Table12.A2" office:value-type="string">
            <text:p text:style-name="Table_20_Contents">double precision</text:p>
          </table:table-cell>
          <table:table-cell table:style-name="Table12.A2" office:value-type="string">
            <text:p text:style-name="Table_20_Contents">raio do círculo</text:p>
          </table:table-cell>
          <table:table-cell table:style-name="Table12.D2" office:value-type="string">
            <text:p text:style-name="Table_20_Contents">radius(circle '((0,0),2.0)')</text:p>
          </table:table-cell>
        </table:table-row>
        <table:table-row>
          <table:table-cell table:style-name="Table12.A2" office:value-type="string">
            <text:p text:style-name="Table_20_Contents">width(box)</text:p>
          </table:table-cell>
          <table:table-cell table:style-name="Table12.A2" office:value-type="string">
            <text:p text:style-name="Table_20_Contents">double <text:soft-page-break/>precision</text:p>
          </table:table-cell>
          <table:table-cell table:style-name="Table12.A2" office:value-type="string">
            <text:p text:style-name="Table_20_Contents">tamanho horizontal da caixa</text:p>
          </table:table-cell>
          <table:table-cell table:style-name="Table12.D2" office:value-type="string">
            <text:p text:style-name="Table_20_Contents">width(box '((0,0),(1,1))')</text:p>
          </table:table-cell>
        </table:table-row>
      </table:table>
      <text:p text:style-name="P1"><text:bookmark text:name="FUNCTIONS-GEOMETRY-CONV-TABLE"/>Tabela 9-32. Funções de conversão de tipo geométrico</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Função</text:p>
            </table:table-cell>
            <table:table-cell table:style-name="Table13.A1" office:value-type="string">
              <text:p text:style-name="Table_20_Heading">Tipo retornado</text:p>
            </table:table-cell>
            <table:table-cell table:style-name="Table13.A1" office:value-type="string">
              <text:p text:style-name="Table_20_Heading">Descrição</text:p>
            </table:table-cell>
            <table:table-cell table:style-name="Table13.D1" office:value-type="string">
              <text:p text:style-name="Table_20_Heading">Exemplo</text:p>
            </table:table-cell>
          </table:table-row>
        </table:table-header-rows>
        <table:table-row>
          <table:table-cell table:style-name="Table13.A2" office:value-type="string">
            <text:p text:style-name="Table_20_Contents">box(circle)</text:p>
          </table:table-cell>
          <table:table-cell table:style-name="Table13.A2" office:value-type="string">
            <text:p text:style-name="Table_20_Contents">box</text:p>
          </table:table-cell>
          <table:table-cell table:style-name="Table13.A2" office:value-type="string">
            <text:p text:style-name="Table_20_Contents">círculo em caixa</text:p>
          </table:table-cell>
          <table:table-cell table:style-name="Table13.D2" office:value-type="string">
            <text:p text:style-name="Table_20_Contents">box(circle '((0,0),2.0)')</text:p>
          </table:table-cell>
        </table:table-row>
        <table:table-row>
          <table:table-cell table:style-name="Table13.A2" office:value-type="string">
            <text:p text:style-name="Table_20_Contents">box(point, point)</text:p>
          </table:table-cell>
          <table:table-cell table:style-name="Table13.A2" office:value-type="string">
            <text:p text:style-name="Table_20_Contents">box</text:p>
          </table:table-cell>
          <table:table-cell table:style-name="Table13.A2" office:value-type="string">
            <text:p text:style-name="Table_20_Contents">pontos em caixa</text:p>
          </table:table-cell>
          <table:table-cell table:style-name="Table13.D2" office:value-type="string">
            <text:p text:style-name="Table_20_Contents">box(point '(0,0)', point '(1,1)')</text:p>
          </table:table-cell>
        </table:table-row>
        <table:table-row>
          <table:table-cell table:style-name="Table13.A2" office:value-type="string">
            <text:p text:style-name="Table_20_Contents">box(polygon)</text:p>
          </table:table-cell>
          <table:table-cell table:style-name="Table13.A2" office:value-type="string">
            <text:p text:style-name="Table_20_Contents">box</text:p>
          </table:table-cell>
          <table:table-cell table:style-name="Table13.A2" office:value-type="string">
            <text:p text:style-name="Table_20_Contents">polígono em caixa</text:p>
          </table:table-cell>
          <table:table-cell table:style-name="Table13.D2" office:value-type="string">
            <text:p text:style-name="Table_20_Contents">box(polygon '((0,0),(1,1),(2,0))')</text:p>
          </table:table-cell>
        </table:table-row>
        <table:table-row>
          <table:table-cell table:style-name="Table13.A2" office:value-type="string">
            <text:p text:style-name="Table_20_Contents">circle(box)</text:p>
          </table:table-cell>
          <table:table-cell table:style-name="Table13.A2" office:value-type="string">
            <text:p text:style-name="Table_20_Contents">circle</text:p>
          </table:table-cell>
          <table:table-cell table:style-name="Table13.A2" office:value-type="string">
            <text:p text:style-name="Table_20_Contents">caixa em círculo</text:p>
          </table:table-cell>
          <table:table-cell table:style-name="Table13.D2" office:value-type="string">
            <text:p text:style-name="Table_20_Contents">circle(box '((0,0),(1,1))')</text:p>
          </table:table-cell>
        </table:table-row>
        <table:table-row>
          <table:table-cell table:style-name="Table13.A2" office:value-type="string">
            <text:p text:style-name="Table_20_Contents">circle(point, double precision)</text:p>
          </table:table-cell>
          <table:table-cell table:style-name="Table13.A2" office:value-type="string">
            <text:p text:style-name="Table_20_Contents">circle</text:p>
          </table:table-cell>
          <table:table-cell table:style-name="Table13.A2" office:value-type="string">
            <text:p text:style-name="Table_20_Contents">centro e raio em círculo</text:p>
          </table:table-cell>
          <table:table-cell table:style-name="Table13.D2" office:value-type="string">
            <text:p text:style-name="Table_20_Contents">circle(point '(0,0)', 2.0)</text:p>
          </table:table-cell>
        </table:table-row>
        <table:table-row>
          <table:table-cell table:style-name="Table13.A2" office:value-type="string">
            <text:p text:style-name="Table_20_Contents">lseg(box)</text:p>
          </table:table-cell>
          <table:table-cell table:style-name="Table13.A2" office:value-type="string">
            <text:p text:style-name="Table_20_Contents">lseg</text:p>
          </table:table-cell>
          <table:table-cell table:style-name="Table13.A2" office:value-type="string">
            <text:p text:style-name="Table_20_Contents">diagonal de caixa em segmento de linha</text:p>
          </table:table-cell>
          <table:table-cell table:style-name="Table13.D2" office:value-type="string">
            <text:p text:style-name="Table_20_Contents">lseg(box '((-1,0),(1,0))')</text:p>
          </table:table-cell>
        </table:table-row>
        <table:table-row>
          <table:table-cell table:style-name="Table13.A2" office:value-type="string">
            <text:p text:style-name="Table_20_Contents">lseg(point, point)</text:p>
          </table:table-cell>
          <table:table-cell table:style-name="Table13.A2" office:value-type="string">
            <text:p text:style-name="Table_20_Contents">lseg</text:p>
          </table:table-cell>
          <table:table-cell table:style-name="Table13.A2" office:value-type="string">
            <text:p text:style-name="Table_20_Contents">ponto em segmento de linha</text:p>
          </table:table-cell>
          <table:table-cell table:style-name="Table13.D2" office:value-type="string">
            <text:p text:style-name="Table_20_Contents">lseg(point '(-1,0)', point '(1,0)')</text:p>
          </table:table-cell>
        </table:table-row>
        <table:table-row>
          <table:table-cell table:style-name="Table13.A2" office:value-type="string">
            <text:p text:style-name="Table_20_Contents">path(polygon)</text:p>
          </table:table-cell>
          <table:table-cell table:style-name="Table13.A2" office:value-type="string">
            <text:p text:style-name="Table_20_Contents">point</text:p>
          </table:table-cell>
          <table:table-cell table:style-name="Table13.A2" office:value-type="string">
            <text:p text:style-name="Table_20_Contents">polígono em caminho</text:p>
          </table:table-cell>
          <table:table-cell table:style-name="Table13.D2" office:value-type="string">
            <text:p text:style-name="Table_20_Contents">path(polygon '((0,0),(1,1),(2,0))')</text:p>
          </table:table-cell>
        </table:table-row>
        <table:table-row>
          <table:table-cell table:style-name="Table13.A2" office:value-type="string">
            <text:p text:style-name="Table_20_Contents">point(double precision, double precision)</text:p>
          </table:table-cell>
          <table:table-cell table:style-name="Table13.A2" office:value-type="string">
            <text:p text:style-name="Table_20_Contents">point</text:p>
          </table:table-cell>
          <table:table-cell table:style-name="Table13.A2" office:value-type="string">
            <text:p text:style-name="Table_20_Contents">constrói ponto</text:p>
          </table:table-cell>
          <table:table-cell table:style-name="Table13.D2" office:value-type="string">
            <text:p text:style-name="Table_20_Contents">point(23.4, -44.5)</text:p>
          </table:table-cell>
        </table:table-row>
        <table:table-row>
          <table:table-cell table:style-name="Table13.A2" office:value-type="string">
            <text:p text:style-name="Table_20_Contents">point(box)</text:p>
          </table:table-cell>
          <table:table-cell table:style-name="Table13.A2" office:value-type="string">
            <text:p text:style-name="Table_20_Contents">point</text:p>
          </table:table-cell>
          <table:table-cell table:style-name="Table13.A2" office:value-type="string">
            <text:p text:style-name="Table_20_Contents">centro da caixa</text:p>
          </table:table-cell>
          <table:table-cell table:style-name="Table13.D2" office:value-type="string">
            <text:p text:style-name="Table_20_Contents">point(box '((-1,0),(1,0))')</text:p>
          </table:table-cell>
        </table:table-row>
        <table:table-row>
          <table:table-cell table:style-name="Table13.A2" office:value-type="string">
            <text:p text:style-name="Table_20_Contents">point(circle)</text:p>
          </table:table-cell>
          <table:table-cell table:style-name="Table13.A2" office:value-type="string">
            <text:p text:style-name="Table_20_Contents">point</text:p>
          </table:table-cell>
          <table:table-cell table:style-name="Table13.A2" office:value-type="string">
            <text:p text:style-name="Table_20_Contents">centro do círculo</text:p>
          </table:table-cell>
          <table:table-cell table:style-name="Table13.D2" office:value-type="string">
            <text:p text:style-name="Table_20_Contents">point(circle '((0,0),2.0)')</text:p>
          </table:table-cell>
        </table:table-row>
        <table:table-row>
          <table:table-cell table:style-name="Table13.A2" office:value-type="string">
            <text:p text:style-name="Table_20_Contents">point(lseg)</text:p>
          </table:table-cell>
          <table:table-cell table:style-name="Table13.A2" office:value-type="string">
            <text:p text:style-name="Table_20_Contents">point</text:p>
          </table:table-cell>
          <table:table-cell table:style-name="Table13.A2" office:value-type="string">
            <text:p text:style-name="Table_20_Contents">centro do segmento de linha</text:p>
          </table:table-cell>
          <table:table-cell table:style-name="Table13.D2" office:value-type="string">
            <text:p text:style-name="Table_20_Contents">point(lseg '((-1,0),(1,0))')</text:p>
          </table:table-cell>
        </table:table-row>
        <table:table-row>
          <table:table-cell table:style-name="Table13.A2" office:value-type="string">
            <text:p text:style-name="Table_20_Contents">point(lseg, lseg)</text:p>
          </table:table-cell>
          <table:table-cell table:style-name="Table13.A2" office:value-type="string">
            <text:p text:style-name="Table_20_Contents">point</text:p>
          </table:table-cell>
          <table:table-cell table:style-name="Table13.A2" office:value-type="string">
            <text:p text:style-name="Table_20_Contents">intersecção</text:p>
          </table:table-cell>
          <table:table-cell table:style-name="Table13.D2" office:value-type="string">
            <text:p text:style-name="Table_20_Contents">point(lseg '((-1,0),(1,0))', lseg '((-2,-2),(2,2))')</text:p>
          </table:table-cell>
        </table:table-row>
        <table:table-row>
          <table:table-cell table:style-name="Table13.A2" office:value-type="string">
            <text:p text:style-name="Table_20_Contents">point(polygon)</text:p>
          </table:table-cell>
          <table:table-cell table:style-name="Table13.A2" office:value-type="string">
            <text:p text:style-name="Table_20_Contents">point</text:p>
          </table:table-cell>
          <table:table-cell table:style-name="Table13.A2" office:value-type="string">
            <text:p text:style-name="Table_20_Contents">centro do polígono</text:p>
          </table:table-cell>
          <table:table-cell table:style-name="Table13.D2" office:value-type="string">
            <text:p text:style-name="Table_20_Contents">point(polygon '((0,0),(1,1),(2,0))')</text:p>
          </table:table-cell>
        </table:table-row>
        <table:table-row>
          <table:table-cell table:style-name="Table13.A2" office:value-type="string">
            <text:p text:style-name="Table_20_Contents">polygon(box)</text:p>
          </table:table-cell>
          <table:table-cell table:style-name="Table13.A2" office:value-type="string">
            <text:p text:style-name="Table_20_Contents">polygon</text:p>
          </table:table-cell>
          <table:table-cell table:style-name="Table13.A2" office:value-type="string">
            <text:p text:style-name="Table_20_Contents">caixa em polígono de 4 pontos</text:p>
          </table:table-cell>
          <table:table-cell table:style-name="Table13.D2" office:value-type="string">
            <text:p text:style-name="Table_20_Contents">polygon(box '((0,0),(1,1))')</text:p>
          </table:table-cell>
        </table:table-row>
        <table:table-row>
          <table:table-cell table:style-name="Table13.A2" office:value-type="string">
            <text:p text:style-name="Table_20_Contents">polygon(circle)</text:p>
          </table:table-cell>
          <table:table-cell table:style-name="Table13.A2" office:value-type="string">
            <text:p text:style-name="Table_20_Contents">polygon</text:p>
          </table:table-cell>
          <table:table-cell table:style-name="Table13.A2" office:value-type="string">
            <text:p text:style-name="Table_20_Contents">círculo em polígono de 12 pontos</text:p>
          </table:table-cell>
          <table:table-cell table:style-name="Table13.D2" office:value-type="string">
            <text:p text:style-name="Table_20_Contents">polygon(circle '((0,0),2.0)')</text:p>
          </table:table-cell>
        </table:table-row>
        <table:table-row>
          <table:table-cell table:style-name="Table13.A2" office:value-type="string">
            <text:p text:style-name="Table_20_Contents">polygon(npts, circle)</text:p>
          </table:table-cell>
          <table:table-cell table:style-name="Table13.A2" office:value-type="string">
            <text:p text:style-name="Table_20_Contents">polygon</text:p>
          </table:table-cell>
          <table:table-cell table:style-name="Table13.A2" office:value-type="string">
            <text:p text:style-name="Table_20_Contents">círculo em polígono de npts-pontos</text:p>
          </table:table-cell>
          <table:table-cell table:style-name="Table13.D2" office:value-type="string">
            <text:p text:style-name="Table_20_Contents">polygon(12, circle '((0,0),2.0)')</text:p>
          </table:table-cell>
        </table:table-row>
        <table:table-row>
          <table:table-cell table:style-name="Table13.A2" office:value-type="string">
            <text:p text:style-name="Table_20_Contents">polygon(path)</text:p>
          </table:table-cell>
          <table:table-cell table:style-name="Table13.A2" office:value-type="string">
            <text:p text:style-name="Table_20_Contents">polygon</text:p>
          </table:table-cell>
          <table:table-cell table:style-name="Table13.A2" office:value-type="string">
            <text:p text:style-name="Table_20_Contents">caminho em polígono</text:p>
          </table:table-cell>
          <table:table-cell table:style-name="Table13.D2" office:value-type="string">
            <text:p text:style-name="Table_20_Contents">polygon(path '((0,0),(1,1),(2,0))')</text:p>
          </table:table-cell>
        </table:table-row>
      </table:table>
      <text:p text:style-name="Text_20_body">É possível acessar os dois números que compõem um point como se este fosse uma matriz com os índices 0 e 1. Por exemplo, se t.p for uma coluna do tipo point, então SELECT p[0] FROM t retorna a coordenada X, e UPDATE t SET p[1] = ... altera a coordenada Y. Do mesmo modo, um valor do tipo box ou lseg pode ser tratado como sendo uma matriz contendo dois valores do tipo point.</text:p>
      <text:p text:style-name="Text_20_body">As funções area operam sobre os tipos box, circle e path. A função area somente opera sobre o tipo de dado path se os pontos em path não se intersectarem. Por exemplo, não opera sobre o path <text:soft-page-break/>'((0,0),(0,1),(2,1),(2,2),(1,2),(1,0),(0,0))'::PATH, entretanto opera sobre o path visualmente idêntico '((0,0),(0,1),(1,1),(1,2),(2,2),(2,1),(1,1),(1,0),(0,0))'::PATH. Se o conceito de path que intersecta e que não intersecta estiver confuso, desenhe os dois caminhos acima lado a lado em uma folha de papel gráfico.</text:p>
      <text:p text:style-name="Standard"/>
      <text:p text:style-name="Standard"><text:a xlink:type="simple" xlink:href="http://pgdocptbr.sourceforge.net/pg80/functions-geometry.html" text:style-name="Internet_20_link" text:visited-style-name="Visited_20_Internet_20_Link">http://pgdocptbr.sourceforge.net/pg80/functions-geometry.html</text:a></text:p>
      <text:p text:style-name="Standard"/>
      <text:p text:style-name="Standard"/>
      <text:p text:style-name="P8">Capítulo de E-book Online:</text:p>
      <text:h text:style-name="Heading_20_3" text:outline-level="3" text:is-list-header="true"><text:span text:style-name="Emphasis">Chapter:</text:span> Geometric Data Types</text:h>
      <text:p text:style-name="Text_20_body">PostgreSQL supports six data types that represent two-dimensional geometric objects. The most basic geometric data type is the <text:span text:style-name="Teletype">POINT</text:span>?as you might expect, a <text:span text:style-name="Teletype">POINT</text:span> represents a point within a two-dimensional plane.</text:p>
      <text:p text:style-name="Text_20_body">A <text:span text:style-name="Teletype">POINT</text:span> is composed of an x-coordinate and a y-coordinate?each coordinate is a <text:span text:style-name="Teletype">DOUBLE PRECISION</text:span> number.</text:p>
      <text:p text:style-name="Text_20_body">The <text:span text:style-name="Teletype">LSEG</text:span> data type represents a two-dimensional line segment. When you create a <text:span text:style-name="Teletype">LSEG</text:span> value, you specify two points?the starting <text:span text:style-name="Teletype">POINT</text:span> and the ending <text:span text:style-name="Teletype">POINT</text:span>.</text:p>
      <text:p text:style-name="Text_20_body">A <text:span text:style-name="Teletype">BOX</text:span> value is used to define a rectangle?the two points that define a box specify opposite corners.</text:p>
      <text:p text:style-name="Text_20_body">A <text:span text:style-name="Teletype">PATH</text:span> is a collection of an arbitrary number of <text:span text:style-name="Teletype">POINT</text:span>s that are connected. A <text:span text:style-name="Teletype">PATH</text:span> can specify either a closed path or an open path. In a closed path, the beginning and ending points are considered to be connected, and in an open path, the first and last points are not connected. PostgreSQL provides two functions to force a <text:span text:style-name="Teletype">PATH</text:span> to be either open or closed: <text:span text:style-name="Teletype">POPEN()</text:span> and <text:span text:style-name="Teletype">PCLOSE()</text:span>. You can also specify whether a <text:span text:style-name="Teletype">PATH</text:span> is open or closed using special literal syntax (described later).</text:p>
      <text:p text:style-name="Text_20_body">A <text:span text:style-name="Teletype">POLYGON</text:span> is similar to a closed <text:span text:style-name="Teletype">PATH</text:span>. The difference between the two types is in the supporting functions.</text:p>
      <text:p text:style-name="Text_20_body">A center <text:span text:style-name="Teletype">POINT</text:span> and a (<text:span text:style-name="Teletype">DOUBLE PRECISION</text:span>) floating-point radius represent a <text:span text:style-name="Teletype">CIRCLE</text:span>.</text:p>
      <text:p text:style-name="Standard"><text:span text:style-name="T13">Detalhes e matéria comleta</text:span><text:span text:style-name="T12"> em:</text:span></text:p>
      <text:p text:style-name="Standard"><text:a xlink:type="simple" xlink:href="http://etutorials.org/SQL/Postgresql/Part+I+General+PostgreSQL+Use/Chapter+2.+Working+with+Data+in+PostgreSQL/Geometric+Data+Types/" text:style-name="Internet_20_link" text:visited-style-name="Visited_20_Internet_20_Link">http://etutorials.org/SQL/Postgresql/Part+I+General+PostgreSQL+Use/Chapter+2.+Working+with+Data+in+PostgreSQL/Geometric+Data+Types/</text:a></text:p>
      <text:p text:style-name="Standard"/>
      <text:p text:style-name="Standard"/>
      <text:p text:style-name="P8">Outro capítulo de e-book online:</text:p>
      <text:p text:style-name="Standard"/>
      <text:h text:style-name="Heading_20_3" text:outline-level="3">Using Geometric Data Types</text:h>
      <text:p text:style-name="Text_20_body">PostgreSQL provides<text:bookmark text:name="idd1e72008"/><text:bookmark text:name="idd1e72015"/><text:bookmark text:name="idd1e72020"/>a set of data types you can use for storing geometric information efficiently. These data types are included in PostgreSQL's core distribution and are widely used and admired by many people. In addition to the data types themselves, PostgreSQL provides an index structure based on R-trees, which are optimized for performing spatial searching.</text:p>
      <text:p text:style-name="Text_20_body">PHP has a simple interface for generating graphics. To generate database-driven indexes, you can combine PostgreSQL and PHP. In this section you will see how to implement the "glue" between PHP and PostgreSQL.</text:p>
      <text:p text:style-name="Text_20_body">The goal of<text:bookmark text:name="idd1e72042"/><text:bookmark text:name="idd1e72049"/><text:bookmark text:name="idd1e72054"/><text:bookmark text:name="idd1e72061"/><text:bookmark text:name="idd1e72066"/> the next example is to implement an application that extracts points from a database and displays them in an image. To store the points in the database, you can create a table:</text:p>
      <text:p text:style-name="Preformatted_20_Text"><text:soft-page-break/>phpbook=# CREATE TABLE coord (comment text, data point);</text:p>
      <text:p text:style-name="P9">CREATE</text:p>
      <text:p text:style-name="Text_20_body">Then you can insert some values into the table:</text:p>
      <text:p text:style-name="Preformatted_20_Text">phpbook=# INSERT INTO coord VALUES ('no comment', '20,20');</text:p>
      <text:p text:style-name="Preformatted_20_Text">INSERT 19873 1</text:p>
      <text:p text:style-name="Preformatted_20_Text">phpbook=# INSERT INTO coord VALUES ('no comment', '120,99');</text:p>
      <text:p text:style-name="Preformatted_20_Text">INSERT 19874 1</text:p>
      <text:p text:style-name="Preformatted_20_Text">phpbook=# INSERT INTO coord VALUES ('no comment', '137,110');</text:p>
      <text:p text:style-name="Preformatted_20_Text">INSERT 19875 1</text:p>
      <text:p text:style-name="Preformatted_20_Text">phpbook=# INSERT INTO coord VALUES ('no comment', '184,178');</text:p>
      <text:p text:style-name="P9">INSERT 19876 1</text:p>
      <text:p text:style-name="Text_20_body">In this example four records have been added to the table. Now that some data is in the database, you can start working on a script that generates the dynamic image:</text:p>
      <text:p text:style-name="Preformatted_20_Text">&lt;?php</text:p>
      <text:p text:style-name="Preformatted_20_Text"/>
      <text:p text:style-name="Preformatted_20_Text">include("objects/point.php");</text:p>
      <text:p text:style-name="Preformatted_20_Text"/>
      <text:p text:style-name="Preformatted_20_Text">header ("Content-type: image/png");</text:p>
      <text:p text:style-name="Preformatted_20_Text">$im = @ImageCreate (200, 200)</text:p>
      <text:p text:style-name="Preformatted_20_Text"><text:s text:c="4"/>or die ("Cannot Generate Image");</text:p>
      <text:p text:style-name="Preformatted_20_Text"/>
      <text:p text:style-name="Preformatted_20_Text">$white = ImageColorAllocate ($im, 255, 255, 255);</text:p>
      <text:p text:style-name="Preformatted_20_Text">$black = ImageColorAllocate ($im, 0, 0, 0);</text:p>
      <text:p text:style-name="Preformatted_20_Text">ImageFill($im, 0, 0, $white);</text:p>
      <text:p text:style-name="Preformatted_20_Text"/>
      <text:p text:style-name="Preformatted_20_Text"># connecting to the database</text:p>
      <text:p text:style-name="Preformatted_20_Text">$dbh = pg_connect("dbname=phpbook user=postgres");</text:p>
      <text:p text:style-name="Preformatted_20_Text">if <text:s text:c="5"/>(!$dbh)</text:p>
      <text:p text:style-name="Preformatted_20_Text">{</text:p>
      <text:p text:style-name="Preformatted_20_Text"><text:s text:c="8"/>exit ("an error has occurred&lt;br&gt;");</text:p>
      <text:p text:style-name="Preformatted_20_Text">}</text:p>
      <text:p text:style-name="Preformatted_20_Text"/>
      <text:p text:style-name="Preformatted_20_Text"># drawing border</text:p>
      <text:p text:style-name="Preformatted_20_Text">$points = array(0,0, 0,199, 199,199, 199,0);</text:p>
      <text:p text:style-name="Preformatted_20_Text">ImagePolygon($im, $points, 4, $black);</text:p>
      <text:p text:style-name="Preformatted_20_Text"/>
      <text:p text:style-name="Preformatted_20_Text"># selecting points</text:p>
      <text:p text:style-name="Preformatted_20_Text">$sql = "SELECT comment, data FROM coord";</text:p>
      <text:p text:style-name="Preformatted_20_Text">$result = pg_exec($dbh, $sql);</text:p>
      <text:p text:style-name="Preformatted_20_Text">$rows = pg_numrows($result);</text:p>
      <text:p text:style-name="Preformatted_20_Text"/>
      <text:p text:style-name="Preformatted_20_Text"># processing result</text:p>
      <text:p text:style-name="Preformatted_20_Text">for <text:s text:c="4"/>($i = 0; $i &lt; $rows; $i++)</text:p>
      <text:p text:style-name="Preformatted_20_Text">{</text:p>
      <text:p text:style-name="Preformatted_20_Text"><text:s text:c="8"/>$data = pg_fetch_array ($result, $i);</text:p>
      <text:p text:style-name="Preformatted_20_Text"><text:s text:c="8"/>$mypoint = new point($data["data"]);</text:p>
      <text:p text:style-name="Preformatted_20_Text"><text:s text:c="8"/>$mypoint-&gt;draw($im, $black, 3);</text:p>
      <text:p text:style-name="Preformatted_20_Text">}</text:p>
      <text:p text:style-name="Preformatted_20_Text"/>
      <text:p text:style-name="Preformatted_20_Text">ImagePng ($im);</text:p>
      <text:p text:style-name="Preformatted_20_Text"/>
      <text:p text:style-name="P9">?&gt;</text:p>
      <text:p text:style-name="Text_20_body">First a library<text:bookmark text:name="idd1e72111"/><text:bookmark text:name="idd1e72118"/><text:bookmark text:name="idd1e72123"/><text:bookmark text:name="idd1e72130"/><text:bookmark text:name="idd1e72135"/> is included. This library will be discussed after you have gone through the main file of the script. Then an image is generated and two colors are allocated.</text:p>
      <text:p text:style-name="Text_20_body">The background is painted white, and after that the connection to the database is established. To see where the image starts and where it ends, a rectangle is drawn that marks the borders of the image.</text:p>
      <text:p text:style-name="Text_20_body"><text:soft-page-break/>In the next step all records are retrieved from the table called <text:span text:style-name="Teletype">coord</text:span>. All records in the table are processed using a simple loop. In the loop a constructor is called. After the object has been created, a method called <text:span text:style-name="Teletype">draw</text:span> is called. This method adds the point to the image. Finally the image is sent to the browser.</text:p>
      <text:p text:style-name="Text_20_body">In the next listing you can take a look at the library you will need to run the script you have just seen:</text:p>
      <text:p text:style-name="Preformatted_20_Text">&lt;?php</text:p>
      <text:p text:style-name="Preformatted_20_Text"/>
      <text:p text:style-name="Preformatted_20_Text"># working with points</text:p>
      <text:p text:style-name="Preformatted_20_Text">class point</text:p>
      <text:p text:style-name="Preformatted_20_Text">{</text:p>
      <text:p text:style-name="Preformatted_20_Text"><text:s text:c="8"/>var $x1;</text:p>
      <text:p text:style-name="Preformatted_20_Text"><text:s text:c="8"/>var $y1;</text:p>
      <text:p text:style-name="Preformatted_20_Text"/>
      <text:p text:style-name="Preformatted_20_Text"><text:s text:c="8"/># constructor</text:p>
      <text:p text:style-name="Preformatted_20_Text"><text:s text:c="8"/>function point($string)</text:p>
      <text:p text:style-name="Preformatted_20_Text"><text:s text:c="8"/>{</text:p>
      <text:p text:style-name="Preformatted_20_Text"><text:s text:c="16"/>$string = ereg_replace("\(*\)*", "", $string);</text:p>
      <text:p text:style-name="Preformatted_20_Text"><text:s text:c="16"/>$tmp = explode(",", $string);</text:p>
      <text:p text:style-name="Preformatted_20_Text"><text:s text:c="16"/>$this-&gt;x1 = $tmp[0];</text:p>
      <text:p text:style-name="Preformatted_20_Text"><text:s text:c="16"/>$this-&gt;y1 = $tmp[1];</text:p>
      <text:p text:style-name="Preformatted_20_Text"><text:s text:c="8"/>}</text:p>
      <text:p text:style-name="Preformatted_20_Text"/>
      <text:p text:style-name="Preformatted_20_Text"><text:s text:c="8"/># drawing a point</text:p>
      <text:p text:style-name="Preformatted_20_Text"><text:s text:c="8"/>function draw($image, $color, $size)</text:p>
      <text:p text:style-name="Preformatted_20_Text"><text:s text:c="8"/>{</text:p>
      <text:p text:style-name="Preformatted_20_Text"><text:s text:c="16"/>imagefilledrectangle ($image,</text:p>
      <text:p text:style-name="Preformatted_20_Text"><text:s text:c="24"/>$this-&gt;x1 - $size/2,</text:p>
      <text:p text:style-name="Preformatted_20_Text"><text:s text:c="24"/>$this-&gt;y1 - $size/2,</text:p>
      <text:p text:style-name="Preformatted_20_Text"><text:s text:c="24"/>$this-&gt;x1 + $size/2,</text:p>
      <text:p text:style-name="Preformatted_20_Text"><text:s text:c="24"/>$this-&gt;y1 + $size/2,</text:p>
      <text:p text:style-name="Preformatted_20_Text"><text:s text:c="24"/>$color);</text:p>
      <text:p text:style-name="Preformatted_20_Text"><text:s text:c="8"/>}</text:p>
      <text:p text:style-name="Preformatted_20_Text">}</text:p>
      <text:p text:style-name="P9">?&gt;</text:p>
      <text:p text:style-name="Text_20_body">The class called <text:span text:style-name="Teletype">point</text:span> contains two variables. <text:span text:style-name="Teletype">$x1</text:span> contains the x coordinate of the point. <text:span text:style-name="Teletype">$y1</text:span> contains the y coordinate of the point. Let's take a closer look at the constructor.</text:p>
      <text:p text:style-name="Text_20_body">One parameter<text:bookmark text:name="idd1e72176"/><text:bookmark text:name="idd1e72183"/><text:bookmark text:name="idd1e72188"/><text:bookmark text:name="idd1e72195"/><text:bookmark text:name="idd1e72200"/> has to be passed to the function. This parameter contains the data returned by PostgreSQL. In the next step the data is transformed and the two coordinates of the point are extracted from the input string. Finally the two values are assigned to <text:span text:style-name="Teletype">$this</text:span>.</text:p>
      <text:p text:style-name="Text_20_body">In addition to the constructor, a function for drawing a point has been implemented. Because a point is too small, a filled rectangle is drawn. The coordinates of the rectangle are computed based on the data retrieved from the database by the constructor. <text:a xlink:type="simple" xlink:href="http://jlbtc.eduunix.cn/index/html/php/Sams%20-%20PHP%20and%20PostgreSQL%20Advanced%20Web%20Programming/0672323826_ch16lev1sec2.html#ch16fig11" text:style-name="Internet_20_link" text:visited-style-name="Visited_20_Internet_20_Link">Figure 16.11</text:a> shows what comes out when running the script.</text:p>
      <text:h text:style-name="P17" text:outline-level="5"><text:bookmark text:name="ch16fig11"/><text:soft-page-break/>Figure 16.11. Dynamic points.</text:h>
      <text:p text:style-name="P2"><draw:frame draw:style-name="fr1" draw:name="graphics12" text:anchor-type="as-char" svg:width="13.229cm" svg:height="9.419cm" draw:z-index="0"><draw:image xlink:href="http://jlbtc.eduunix.cn/index/html/php/Sams%20-%20PHP%20and%20PostgreSQL%20Advanced%20Web%20Programming/FILES/16fig11.jpg" xlink:type="simple" xlink:show="embed" xlink:actuate="onLoad"/><svg:title>graphics/16fig11.jpg</svg:title></draw:frame></text:p>
      <text:p text:style-name="Text_20_body">Points are the easiest data structure provided by PostgreSQL and therefore the PHP class you have to implement is easy as well. A more complex yet important data structure is polygons. Polygons consist<text:bookmark text:name="idd1e72229"/><text:bookmark text:name="idd1e72236"/><text:bookmark text:name="idd1e72241"/><text:bookmark text:name="idd1e72248"/><text:bookmark text:name="idd1e72253"/> of a variable number of points, so the constructor as well as the drawing functions are more complex. Before taking a look at the code, you have to create a table and insert some data into it:</text:p>
      <text:p text:style-name="Preformatted_20_Text">phpbook=# CREATE TABLE mypolygon (data polygon);</text:p>
      <text:p text:style-name="P9">CREATE</text:p>
      <text:p text:style-name="Text_20_body">In the next step you can add some data to the table:</text:p>
      <text:p text:style-name="Preformatted_20_Text">phpbook=# INSERT INTO mypolygon VALUES ('10,10, 150,20, 120,160'::polygon);</text:p>
      <text:p text:style-name="Preformatted_20_Text">INSERT 19902 1</text:p>
      <text:p text:style-name="Preformatted_20_Text">phpbook=# INSERT INTO mypolygon VALUES ('20,20, 160,30, 120,160, 90,90');</text:p>
      <text:p text:style-name="P9">INSERT 19903 1</text:p>
      <text:p text:style-name="Text_20_body">Two records have been added to the table. Let's query the table to see how the data is returned by PostgreSQL:</text:p>
      <text:p text:style-name="Preformatted_20_Text">phpbook=# SELECT * FROM mypolygon;</text:p>
      <text:p text:style-name="Preformatted_20_Text"><text:s text:c="17"/>data</text:p>
      <text:p text:style-name="Preformatted_20_Text">--------------------------------------</text:p>
      <text:p text:style-name="Preformatted_20_Text"><text:s/>((10,10),(150,20),(120,160))</text:p>
      <text:p text:style-name="Preformatted_20_Text"><text:s/>((20,20),(160,30),(120,160),(90,90))</text:p>
      <text:p text:style-name="P9">(2 rows)</text:p>
      <text:p text:style-name="Text_20_body">The target of the next piece of code is to transform the data returned by the database and make something useful out of it. The next listing contains a class called <text:span text:style-name="Teletype">polygon</text:span> used for processing polygons:</text:p>
      <text:p text:style-name="Preformatted_20_Text">&lt;?php</text:p>
      <text:p text:style-name="Preformatted_20_Text"/>
      <text:p text:style-name="Preformatted_20_Text"># working with polygons</text:p>
      <text:p text:style-name="Preformatted_20_Text">class polygon</text:p>
      <text:p text:style-name="Preformatted_20_Text">{</text:p>
      <text:p text:style-name="Preformatted_20_Text"><text:s text:c="8"/>var $x;</text:p>
      <text:p text:style-name="Preformatted_20_Text"><text:s text:c="8"/>var $y;</text:p>
      <text:p text:style-name="Preformatted_20_Text"><text:s text:c="8"/>var $number;</text:p>
      <text:p text:style-name="Preformatted_20_Text"><text:soft-page-break/></text:p>
      <text:p text:style-name="Preformatted_20_Text"><text:s text:c="8"/># constructor</text:p>
      <text:p text:style-name="Preformatted_20_Text"><text:s text:c="8"/>function polygon($string)</text:p>
      <text:p text:style-name="Preformatted_20_Text"><text:s text:c="8"/>{</text:p>
      <text:p text:style-name="Preformatted_20_Text"><text:s text:c="16"/>$string = ereg_replace("\(*\)*", "", $string);</text:p>
      <text:p text:style-name="Preformatted_20_Text"><text:s text:c="16"/>$tmp = explode(",", $string);</text:p>
      <text:p text:style-name="Preformatted_20_Text"><text:s text:c="16"/>$this-&gt;number = count($tmp);</text:p>
      <text:p text:style-name="Preformatted_20_Text"><text:s text:c="16"/>for <text:s text:c="4"/>($i = 0; $i &lt; $this-&gt;number; $i = $i + 2)</text:p>
      <text:p text:style-name="Preformatted_20_Text"><text:s text:c="16"/>{</text:p>
      <text:p text:style-name="Preformatted_20_Text"><text:s text:c="24"/>$this-&gt;x[$i/2] = $tmp[$i];</text:p>
      <text:p text:style-name="Preformatted_20_Text"><text:s text:c="24"/>$this-&gt;y[$i/2] = $tmp[$i + 1];</text:p>
      <text:p text:style-name="Preformatted_20_Text"><text:s text:c="16"/>}</text:p>
      <text:p text:style-name="Preformatted_20_Text"><text:s text:c="8"/>}</text:p>
      <text:p text:style-name="Preformatted_20_Text"/>
      <text:p text:style-name="Preformatted_20_Text"/>
      <text:p text:style-name="Preformatted_20_Text"><text:s text:c="8"/># drawing a polygon</text:p>
      <text:p text:style-name="Preformatted_20_Text"><text:s text:c="8"/>function draw($image, $color)</text:p>
      <text:p text:style-name="Preformatted_20_Text"><text:s text:c="8"/>{</text:p>
      <text:p text:style-name="Preformatted_20_Text"><text:s text:c="16"/>for <text:s text:c="4"/>($i = 0; $i &lt; $this-&gt;number - 1; $i++)</text:p>
      <text:p text:style-name="Preformatted_20_Text"><text:s text:c="16"/>{</text:p>
      <text:p text:style-name="Preformatted_20_Text"><text:s text:c="24"/>imageline($image, $this-&gt;x[$i], $this-&gt;y[$i],</text:p>
      <text:p text:style-name="Preformatted_20_Text"><text:s text:c="32"/>$this-&gt;x[$i + 1], $this-&gt;y[$i + 1], $color);</text:p>
      <text:p text:style-name="Preformatted_20_Text"><text:s text:c="16"/>}</text:p>
      <text:p text:style-name="Preformatted_20_Text"><text:s text:c="16"/>imageline($image, $this-&gt;x[$this-&gt;number - 1],</text:p>
      <text:p text:style-name="Preformatted_20_Text"><text:s text:c="24"/>$this-&gt;y[$this-&gt;number - 1], $this-&gt;x[0],</text:p>
      <text:p text:style-name="Preformatted_20_Text"><text:s text:c="24"/>$this-&gt;y[0], $color);</text:p>
      <text:p text:style-name="Preformatted_20_Text"><text:s text:c="8"/>}</text:p>
      <text:p text:style-name="Preformatted_20_Text">}</text:p>
      <text:p text:style-name="P9">?&gt;</text:p>
      <text:p text:style-name="Text_20_body"><text:span text:style-name="Teletype">$x</text:span> will<text:bookmark text:name="idd1e72308"/><text:bookmark text:name="idd1e72315"/><text:bookmark text:name="idd1e72320"/><text:bookmark text:name="idd1e72327"/><text:bookmark text:name="idd1e72332"/> be used to store a list of x coordinates and <text:span text:style-name="Teletype">$y</text:span> will contain the list of y coordinates extracted from the points defining the polygon. <text:span text:style-name="Teletype">$number</text:span> will contain the number of points a polygon consists of.</text:p>
      <text:p text:style-name="Text_20_body">After defining the variables belonging to the polygon, the constructor has been implemented. With the help of regular expressions, the data returned by PostgreSQL is modified and can easily be transformed into an array of values. In the next step the values in the array are counted and the various coordinates are added to <text:span text:style-name="Teletype">$this-&gt;x</text:span> and <text:span text:style-name="Teletype">$this-&gt;y</text:span>.</text:p>
      <text:p text:style-name="Text_20_body">In addition to the constructor, a function for drawing the polygon has been implemented. The function goes through all points of the polygon and adds lines to the image being generated.</text:p>
      <text:p text:style-name="Text_20_body">Now that you have seen how to process polygons, you can take a look at the main file of the application:</text:p>
      <text:p text:style-name="Preformatted_20_Text">&lt;?php</text:p>
      <text:p text:style-name="Preformatted_20_Text"/>
      <text:p text:style-name="Preformatted_20_Text">include("objects/polygon.php");</text:p>
      <text:p text:style-name="Preformatted_20_Text">header ("Content-type: image/png");</text:p>
      <text:p text:style-name="Preformatted_20_Text">$im = @ImageCreate (200, 200)</text:p>
      <text:p text:style-name="Preformatted_20_Text"><text:s text:c="4"/>or die ("Cannot Generate Image");</text:p>
      <text:p text:style-name="Preformatted_20_Text"/>
      <text:p text:style-name="Preformatted_20_Text">$white = ImageColorAllocate ($im, 255, 255, 255);</text:p>
      <text:p text:style-name="Preformatted_20_Text">$black = ImageColorAllocate ($im, 0, 0, 0);</text:p>
      <text:p text:style-name="Preformatted_20_Text">ImageFill($im, 0, 0, $white);</text:p>
      <text:p text:style-name="Preformatted_20_Text"/>
      <text:p text:style-name="Preformatted_20_Text"># connecting to the database</text:p>
      <text:p text:style-name="Preformatted_20_Text">$dbh = pg_connect("dbname=phpbook user=postgres");</text:p>
      <text:p text:style-name="Preformatted_20_Text">if <text:s text:c="5"/>(!$dbh)</text:p>
      <text:p text:style-name="Preformatted_20_Text">{</text:p>
      <text:p text:style-name="Preformatted_20_Text"><text:s text:c="8"/>exit ("an error has occurred&lt;br&gt;");</text:p>
      <text:p text:style-name="Preformatted_20_Text">}</text:p>
      <text:p text:style-name="Preformatted_20_Text"># drawing border</text:p>
      <text:p text:style-name="Preformatted_20_Text"><text:soft-page-break/>$points = array(0,0, 0,199, 199,199, 199,0);</text:p>
      <text:p text:style-name="Preformatted_20_Text">ImagePolygon($im, $points, 4, $black);</text:p>
      <text:p text:style-name="Preformatted_20_Text"/>
      <text:p text:style-name="Preformatted_20_Text"># selecting points</text:p>
      <text:p text:style-name="Preformatted_20_Text">$sql = "SELECT data FROM mypolygon";</text:p>
      <text:p text:style-name="Preformatted_20_Text">$result = pg_exec($dbh, $sql);</text:p>
      <text:p text:style-name="Preformatted_20_Text">$rows = pg_numrows($result);</text:p>
      <text:p text:style-name="Preformatted_20_Text"/>
      <text:p text:style-name="Preformatted_20_Text"># processing result</text:p>
      <text:p text:style-name="Preformatted_20_Text">for <text:s text:c="4"/>($i = 0; $i &lt; $rows; $i++)</text:p>
      <text:p text:style-name="Preformatted_20_Text">{</text:p>
      <text:p text:style-name="Preformatted_20_Text"><text:s text:c="8"/>$data = pg_fetch_array ($result, $i);</text:p>
      <text:p text:style-name="Preformatted_20_Text"><text:s text:c="8"/>$mypoly = new polygon($data["data"]);</text:p>
      <text:p text:style-name="Preformatted_20_Text"><text:s text:c="8"/>$mypoly-&gt;draw($im, $black);</text:p>
      <text:p text:style-name="Preformatted_20_Text">}</text:p>
      <text:p text:style-name="Preformatted_20_Text"/>
      <text:p text:style-name="Preformatted_20_Text">ImagePng ($im);</text:p>
      <text:p text:style-name="Preformatted_20_Text"/>
      <text:p text:style-name="P9">?&gt;</text:p>
      <text:p text:style-name="Text_20_body">First the<text:bookmark text:name="idd1e72367"/><text:bookmark text:name="idd1e72374"/><text:bookmark text:name="idd1e72379"/><text:bookmark text:name="idd1e72386"/><text:bookmark text:name="idd1e72391"/> library for processing polygons is included. In the next step an image is created, colors are allocated, the background of the image is painted white, and a connection to the database is established. After drawing the borders and retrieving all records from the database, the polygons are displayed using a loop. Inside the loop the constructor is called for every record returned by PostgreSQL. After the constructor, the <text:span text:style-name="Teletype">draw</text:span> function is called, which adds the polygon<text:bookmark text:name="idd1e72400"/><text:bookmark text:name="idd1e72407"/><text:bookmark text:name="idd1e72412"/><text:bookmark text:name="idd1e72419"/><text:bookmark text:name="idd1e72424"/> to the scenery.</text:p>
      <text:p text:style-name="Text_20_body">If you execute the script, you will see the result as shown in <text:a xlink:type="simple" xlink:href="http://jlbtc.eduunix.cn/index/html/php/Sams%20-%20PHP%20and%20PostgreSQL%20Advanced%20Web%20Programming/0672323826_ch16lev1sec2.html#ch16fig12" text:style-name="Internet_20_link" text:visited-style-name="Visited_20_Internet_20_Link">Figure 16.12</text:a>.</text:p>
      <text:h text:style-name="P17" text:outline-level="5"><text:bookmark text:name="ch16fig12"/>Figure 16.12. Dynamic polygons.</text:h>
      <text:p text:style-name="P2"/>
      <text:p text:style-name="Text_20_body">Classes can be implemented for every geometric data type provided by PostgreSQL. As you have seen in this section, implementing a class for working with geometric data types is truly simple and can be done with just a few lines of code. The major part of the code consists of basic things such as creating images, allocating colors, or connecting to the database. The code that is used for doing the interaction with the database is brief and easy to understand. This should encourage you to work with PHP and PostgreSQL's geometric data types extensively.</text:p>
      <text:p text:style-name="Standard"/>
      <text:p text:style-name="Standard"><text:span text:style-name="T12">Fonte</text:span>: <text:a xlink:type="simple" xlink:href="http://jlbtc.eduunix.cn/index/html/php/Sams%20-%20PHP%20and%20PostgreSQL%20Advanced%20Web%20Programming/0672323826_ch16lev1sec2.html" text:style-name="Internet_20_link" text:visited-style-name="Visited_20_Internet_20_Link">http://jlbtc.eduunix.cn/index/html/php/Sams%20-%20PHP%20and%20PostgreSQL%20Advanced%20Web%20Programming/0672323826_ch16lev1sec2.html</text:a></text:p>
      <text:p text:style-name="Standard"/>
      <text:p text:style-name="P15"><text:span text:style-name="T16">Obs.: </text:span>Atualmente o conteúdo não mais se encotnra no site aci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1" svg:font-family="Arial, Helvetica, sans-serif"/>
    <style:font-face style:name="Monospaced" svg:font-family="Monospaced"/>
    <style:font-face style:name="Tahoma"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Lucida Sans Unicode" style:font-family-asian="'Lucida Sans Unicode'"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5-31T21:36:19</meta:creation-date>
    <dc:date>2017-06-15T11:05:21.507422590</dc:date>
    <meta:editing-cycles>26</meta:editing-cycles>
    <meta:editing-duration>PT1H8M28S</meta:editing-duration>
    <meta:document-statistic meta:table-count="13" meta:image-count="1" meta:object-count="0" meta:page-count="13" meta:paragraph-count="561" meta:word-count="3955" meta:character-count="26620" meta:non-whitespace-character-count="22308"/>
    <meta:user-defined meta:name="Info 1"/>
    <meta:user-defined meta:name="Info 2"/>
    <meta:user-defined meta:name="Info 3"/>
    <meta:user-defined meta:name="Info 4"/>
  </office:meta>
</office:document-meta>
</file>